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Libertinus Math" svg:font-family="'Libertinus Math'" style:font-adornments="Regular" style:font-pitch="variable"/>
    <style:font-face style:name="Libertinus Mono" svg:font-family="'Libertinus Mono'"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Quotations">
      <style:paragraph-properties fo:margin-left="0.5in" fo:margin-right="0in" fo:text-indent="0in" style:auto-text-indent="false"/>
    </style:style>
    <style:style style:name="P2" style:family="paragraph" style:parent-style-name="Foot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aith, Hearing, and the Power of Music in Devotional Music of the Spanish Empire</text:p>
      <text:p text:style-name="Author">Andrew A. Cashner</text:p>
      <text:h text:style-name="Heading_20_3" text:outline-level="3">Copyright and Contact Information</text:h>
      <text:p text:style-name="First_20_paragraph">Copyright © 2018 Andrew A. Cashner. All rights reserved.</text:p>
      <text:p text:style-name="Text_20_body"><text:line-break/>P.O. Box 270052<text:line-break/>Department of Music<text:line-break/>University of Rochester<text:line-break/>Rochester, NY 14627<text:line-break/><text:a xlink:type="simple" xlink:href="mailto:acashner@ur.rochester.edu" text:style-name="Internet_20_link" text:visited-style-name="Visited_20_Internet_20_Link"><text:span text:style-name="Definition">acashner@ur.rochester.edu</text:span></text:a><text:line-break/><text:a xlink:type="simple" xlink:href="http://www.andrewcashner.com/" text:style-name="Internet_20_link" text:visited-style-name="Visited_20_Internet_20_Link"><text:span text:style-name="Definition">http://www.andrewcashner.com</text:span></text:a></text:p>
      <text:h text:style-name="Heading_20_2" text:outline-level="2">Making Faith Appeal to Hearing</text:h>
      <text:p text:style-name="P1"><text:span text:style-name="T1">Yo no te alcanzo ni tu enigma sé,</text:span><text:line-break/><text:span text:style-name="T1">porque a la Fe he escuchado sin la fe.</text:span></text:p>
      <text:p text:style-name="P1">I cannot comprehend you nor solve your puzzle,<text:line-break/>because I have listened to Faith without faith.<text:line-break/>— “Judaism,” in Calderón, <text:span text:style-name="T1">El nuevo palacio del Retiro</text:span><text:note text:id="ftn1" text:note-class="footnote"><text:note-citation>1</text:note-citation><text:note-body><text:p text:style-name="Footnote">Pedro Calderón de la Barca, <text:span text:style-name="T1">El nuevo palacio del Retiro</text:span>, ed. Alan K. G. Paterson, Autos sacramentales completos de Calderón 19 (Pamplona: Universidad de Navarra, 1998), l. 1327.</text:p></text:note-body></text:note> </text:p>
      <text:p text:style-name="First_20_paragraph">If faith came by hearing, as St. Paul wrote, then what kind of power did music have to make faith appeal to hearing? How did the people who created, performed, and listened to villancicos understand music’s role in the relationship between hearing and faith?</text:p>
      <text:p text:style-name="Text_20_body">This chapter explores the theological climate in which villancicos were created and heard, analyzing and interpreting villancicos that focus on the link between faith and hearing, in the context of theological literature, religious drama, and music theory. Villancicos on the subject of hearing and faith, I argue, provided a way for church leaders to make faith appeal to the hearing of a broad range of listeners. Villancicos thus fulfilled one of the central prerogatives of the Catholic teaching after the Council of Trent, to accommodate the sense of hearing even while training it.</text:p>
      <text:p text:style-name="Text_20_body">At the same time, I argue, Spanish devotional music manifests widespread anxieties about how people could acquire the capacity to listen with faith. Spaniards and their colonial subjects worried about how to listen faithfully, about the role of subjective experience and cultural conditioning, and about the possibility that some listeners might lack the capacity to hear music rightly. Understanding villancicos in their theological context, and interpreting villancicos as theological sources in themselves, shows that Spanish Catholics held varied and <text:soft-page-break/>sometimes conflicting beliefs about faith and hearing. The discourse on faith and hearing in devotional poetry and music often raises as many questions as it answers; but this tension, I argue, is actually central to its ability to both accommodate the senses and train them.</text:p>
      <text:p text:style-name="Text_20_body">We will begin by discussing theological and literary sources that shaped and reflected widespread notions about faith, hearing, and music, while also revealing tensions in those understandings. Then we will look at a group of related villancicos, never previously edited or studied, that present musical discourses on the links between faith and hearing, and manifest similar tensions. The first two pieces stage allegorical contests of the senses in which hearing is the favored sense of faith. Other pieces deliberately confuse the senses to point to a higher truth that is beyond sensation. The last two pieces are “villancicos of the deaf,” which represent characters whose impairments of hearing render them unable to understand religious teaching, all the while poking fun at the futile efforts of some churchmen to make faith appeal to hearing.</text:p>
      <text:p text:style-name="Text_20_body">If we listen closely to villancicos as historical sources for theological understanding, it becomes clear that they functioned as much more than tools for simplistic religious teaching or as banal, worldly entertainment. The villancicos in this chapter appeal to the ear in order to give listeners an opportunity to contemplate the challenges of faithful hearing.</text:p>
      <text:h text:style-name="Heading_20_3" text:outline-level="3">Accommodating and Training the Ear</text:h>
      <text:p text:style-name="First_20_paragraph">Catholic theologians of the Tridentine era emphasized the need for the Church’s teachers to make faith appeal to hearing, and the Church used devotional music like villancicos in that endeavor. Catholic writers taught that since faith came through hearing, as St. Paul said, ministers must accommodate their teaching to the sense of hearing of their parishioners. They <text:soft-page-break/>did not, though, view hearing alone as completely trustworthy. Even if faith came through hearing, one could not believe everything one heard; and thus Catholics emphasized not only accommodating hearing, but training it.</text:p>
      <text:p text:style-name="Text_20_body">Though the Protestant reformers insisted that their teachings were a return to true biblical orthodoxy, Catholic theologians believed that the reformers had redefined faith completely. In contrast, Catholics continued to develop the theology of faith they inherited from medieval writers like Thomas Aquinas, in which faith was one of three virtues or capacities, along with hope and charity.<text:note text:id="ftn2" text:note-class="footnote"><text:note-citation>2</text:note-citation><text:note-body><text:p text:style-name="Footnote">Susan Elizabeth Schreiner, <text:span text:style-name="T1">Are You Alone Wise?: The Search for Certainty in the Early Modern Era</text:span> (Oxford: Oxford University Press, 2011), 130–32.</text:p></text:note-body></text:note> Simple belief in intellectual propositions was “unformed faith” (<text:span text:style-name="T1">fides informe</text:span>).<text:note text:id="ftn3" text:note-class="footnote"><text:note-citation>3</text:note-citation><text:note-body><text:p text:style-name="Footnote">Catholic Church, <text:span text:style-name="T1">Catechismus ex decreto sacrosancti Concilii Tridentini: iussu Pij V. pontif. max. editus</text:span> (London, 1614), s. v. <text:span text:style-name="T1">Credo in Deum Patrem</text:span>, 15–20.</text:p></text:note-body></text:note> It was essential that every Christian believe certain things, but this was not the summit of Christian life. The goal was that Christians would develop fully “formed faith” (<text:span text:style-name="T1">fides formata</text:span>), which “worked through” the two higher virtues to result in what might best be translated as “faithfulness.” True faith was a conviction that manifested itself through ethical behavior in fidelity to God’s will.</text:p>
      <text:p text:style-name="Text_20_body">For Catholics, then, faith encompassed beliefs, attitudes, and behaviors. Faith connected individual experience with ethical action as part of the community of the Church. A man of faith was a man of virtue (the root of <text:span text:style-name="T1">virtus</text:span> being <text:span text:style-name="T1">vir</text:span>), and thus faith was central to the Catholic Humanist goal of building a virtuous society. Christian disciples were required not only to “hear” the Church’s teaching and believe it (this would be unformed faith); they also had to “listen” in the sense of obeying.</text:p>
      <text:h text:style-name="Heading_20_4" text:outline-level="4">Hearing Christ the Word</text:h>
      <text:p text:style-name="First_20_paragraph">One of the Church’s key tools in combating heresy and promoting evangelism was the new catechism “for parish priests” commissioned by the Council of Trent and first published in <text:soft-page-break/>1566.<text:note text:id="ftn4" text:note-class="footnote"><text:note-citation>4</text:note-citation><text:note-body><text:p text:style-name="Footnote">Ibid.; <text:span text:style-name="T1">New Catholic Encyclopedia</text:span>, 2nd. ed (Gale, 2003), s. v. <text:span text:style-name="T1">catechism</text:span>.</text:p></text:note-body></text:note> In responding to both the challenge of Protestantism and the underlying problems that had allowed heresy to take root, the council’s bishops sought to improve the education of clergy and laity in matters of faith.<text:note text:id="ftn5" text:note-class="footnote"><text:note-citation>5</text:note-citation><text:note-body><text:p text:style-name="Footnote"><text:span text:style-name="T1">New Catholic Encyclopedia</text:span>, s. v. <text:span text:style-name="T1">Trent, Council of</text:span>.</text:p></text:note-body></text:note> They required priests and bishops to preach on all Sundays and holy days, but they also made provision to ensure that those preaching were themselves properly grounded in the faith. The Latin catechism of Trent was a model for teaching the clergy how to preach and teach—a guide both to the content of Catholic faith and to the best ways of making the faith heard and understood.</text:p>
      <text:p text:style-name="Text_20_body">In the Roman Catechism, hearing is central to faith because the object of faith is Christ, the Word of God, and the Church’s mission is to make that Word audible. As the preface teaches, God communicated his own nature to humanity by taking on human flesh in Christ. Therefore the true Word of God was not confined to Scripture or doctrines alone—the Word was a person, Jesus Christ, to whom the prophetic scriptures testified and from whom the Church’s doctrine flowed.<text:note text:id="ftn6" text:note-class="footnote"><text:note-citation>6</text:note-citation><text:note-body><text:p text:style-name="Footnote">Catholic Church, <text:span text:style-name="T1">Catechismus</text:span>, 9: “Omnis autem doctrinæ ratio, quæ fidelibus tradenda sit, verbo Dei continetur, quod in scripturas, traditionesque distributum est.”</text:p></text:note-body></text:note> In the words of John’s gospel, Jesus Christ himself was the <text:span text:style-name="T1">logos</text:span> or <text:span text:style-name="T1">verbum</text:span> (John 1:1), the “Word made flesh.” Where God had previously spoken through the law and the prophets, now he had spoken through his Son (Heb. 1:1).</text:p>
      <text:p text:style-name="Text_20_body">The catechism builds its ecclesiology, or its theology of the church, on this theology of the Incarnation. Christ, the incarnate Word, appointed apostles, chief among them St. Peter, to be the custodians of the true faith. The community of the Church, then, was the sacramental means through which people would come to know Christ after his resurrection.</text:p>
      <text:p text:style-name="Text_20_body">There was thus a close link in Catholic theology between hearing the Word of the Church’s teaching, obeying that Word, and encountering Christ who was the Word. The absolute center of the Church’s teaching, according to the catechism, was found in Christ’s own words in John 17:3, “This is eternal life, that you should know the only true God, and the <text:soft-page-break/>one whom he sent, Jesus Christ.”<text:note text:id="ftn7" text:note-class="footnote"><text:note-citation>7</text:note-citation><text:note-body><text:p text:style-name="Footnote">Ibid., 6: “Hæc est vita æterna, vt cognoscant te solùm verum Deum, &amp; quem misisti, Iesum Christum.”</text:p></text:note-body></text:note> All the Church’s teachers should exert themselves to the end that</text:p>
      <text:p text:style-name="P1">the faithful should know and love from the heart Jesus Christ, and him crucified (1 Cor. 2:2); and indeed to persuade them so that they believe with the faithfulness [<text:span text:style-name="T1">pietas</text:span>] of their inmost heart and with disciplined devotion [<text:span text:style-name="T1">religio</text:span>], that there is no other name given to people under heaven, through whom they can be saved (Acts 4:12), since Christ is the atonement for our sins (1 John 2:2).<text:note text:id="ftn8" text:note-class="footnote"><text:note-citation>8</text:note-citation><text:note-body><text:p text:style-name="Footnote">Ibid., 6 (the scriptural citations are in marginal notes): “Quamobrem in eo præcipuè Ecclesiastici doctoris opera versabitur, vt fideles scire ex animo cupiant, Iesum Christum &amp; hunc crucifixum: sibíque certò persuadeant, atque intima cordis pietate, &amp; religione credant, aliud nomen non esse datum hominibus sub cœlo, in quo oporteat nos saluos fieri: siquidem ipse propitiatio est pro peccatis nostris.”</text:p></text:note-body></text:note></text:p>
      <text:p text:style-name="First_20_paragraph">Finally—contrary to Protestant teaching as Catholics understood it—since “in this we know that we know him, if he keep his commandments” (1 John 2:3), teachers should model faithful living, “not in leisure” but “in applying diligent effort to justice, piety, faith, charity, mercy,” having been redeemed “to do good works” (1 Tim. 2:12); so that “whether one sets out to believe or hope or do anything,” the love of God should be the summit of all Christian life.<text:note text:id="ftn9" text:note-class="footnote"><text:note-citation>9</text:note-citation><text:note-body><text:p text:style-name="Footnote">Ibid., 6–7: “At verò quia in hoc scimus, quoniam cognouimus eum, si mandata eius obseruemus, proximum est, &amp; cum eo, quod diximus, maximè coniunctum, vt simul etiam ostendat vitam à fidelibus non in otio, &amp; desidia degendam esse, verùm oportere, […] sectemúrque omni studio iustitiam, pietatem, fidem, charitatem, mansuetudinem: dedit enim semetipsum pro nobis, vt nos redimeret ab omni iniquitate, &amp; mundaret sibi populum acceptabilem, sectatorem bonorum operum […]. Siue enim credendum, siue sperandum, siue agendum aliquid proponatur, ita in eo semper charitas Domini nostri commendari debet […].”</text:p></text:note-body></text:note></text:p>
      <text:p text:style-name="Text_20_body">How, then, could the Church communicate the Word through the sense of hearing? Drawing on St. Paul’s dictum from Romans, the catechism challenges the Church’s ministers to find a way to make Christ the Word audible:</text:p>
      <text:p text:style-name="P1">Since, therefore, faith is conceived by means of hearing, it is apparent, how necessary it is for achieving eternal life to follow the works of the legitimate teachers and ministers of the faith. […] Those who are called to this ministry should understand that in passing along the mysteries of faith and the precepts of life, <text:span text:style-name="T1">they must accommodate the teaching to the sense of hearing and intelligence</text:span>, so that by these [mysteries and precepts], <text:span text:style-name="T1">those who possess a well-trained sense</text:span> should be filled up by spiritual food.<text:note text:id="ftn10" text:note-class="footnote"><text:note-citation>10</text:note-citation><text:note-body><text:p text:style-name="Footnote">Ibid., 2, 8–9 (emphasis added): “Cvm autem fides ex auditu concipiatur, perspicuum est, quàm necessaria semper fuerit ad æternam vitam consequendam doctoris legitimi fidelis opera, ac ministerium […] vt videlicet intelligerent, que ad hoc ministerium vocati sunt, ita in tradendis fidei mysteriis, ac vitæ præceptis, doctrinam ad audientium sensum, atque intelligentiam accommodari oportere, vt cùm eorum animos, qui exercitatos sensus habent, spirituali cibo expleuerint […].”</text:p></text:note-body></text:note></text:p>
      <text:p text:style-name="First_20_paragraph">To do this, pastors should consider “the age, intelligence [<text:span text:style-name="T1">ingenium</text:span>], customs, condition” of their charges, to give milk to spiritual infants and solid food to the maturing, to <text:soft-page-break/>raise up a “perfect man [<text:span text:style-name="T1">virum perfectum</text:span>], after the measure of the fullness of Christ.”<text:note text:id="ftn11" text:note-class="footnote"><text:note-citation>11</text:note-citation><text:note-body><text:p text:style-name="Footnote">Ibid., 8: “Obseruanda est enim audientium ætas, ingenium, mores, conditio […]. sed cùm alij veluti modò geniti infantes sint, alij in Christo adolescere incipiant, nonnulli verò quodammodo confirmata sint ætate, necesse est diligenter considerare, quibus lacte, quibus solidiore cibo opus sit, ac singulis ea doctrinæ alimenta præbere, quæ spiritum augeant, donec occurramus omnes in vnitatem fidei, &amp; agnitiones filij Dei, in virum perfectum, in mensuram ætatis plenitudinis Christi.”</text:p></text:note-body></text:note></text:p>
      <text:p text:style-name="Text_20_body">The catechism’s principle of accommodation was exemplified in vernacular expositions of the catechism, like the Spanish versions of Antonio de Azevedo, Juan Eusebio de Nieremberg, and Juan de Palafox y Mendoza.<text:note text:id="ftn12" text:note-class="footnote"><text:note-citation>12</text:note-citation><text:note-body><text:p text:style-name="Footnote">Fray Antonio de Azevedo, <text:span text:style-name="T1">Catecismo de los misterios de la fe, con la esposicion del Simbolo de los Santos Apostoles. A do se enseña, todo lo que vn fiel Cristian esta obligado a creer, y vn cura de almas a saber, para enseñar a sus ouejas</text:span> (Barcelona, 1589); Juan Eusebio Nieremberg, <text:span text:style-name="T1">Practica del catecismo romano, y doctrina christiana, sacada principalmente de los catecismos de Pio V. y Clemente VIII. compuestos conforme al Decreto del santo Concilio Tridentino: Con las divisiones, y adiciones necesarias al cumplimiento de las obligaciones Christianas, para que se pueda leer cada Domingo, y dia de fiesta</text:span> (Madrid, 1640); Juan de Palafox y Mendoza, <text:span text:style-name="T1">Bocados espiritvales, politicos, misticos, y morales, Catecismo, y Axiomas doctrinales, para Labradores, y gente senzilla, especialmente; con otros Tratados</text:span> (Madrid, 1662).</text:p></text:note-body></text:note> The Spanish versions brought this teaching down to a more colloquial level, aiming to help “laborers and simple folk” (in Palafox’s words) with earthy illustrations and paraphrases of Biblical stories. These texts come alive when read aloud, and indeed the primary goal of this type of literature was to prepare pastors to teach unlettered disciples through words and voice, whether those disciples were the “Indians” of America or Asia, or the peasants of Europe whose customs were still more pagan than Christian.<text:note text:id="ftn13" text:note-class="footnote"><text:note-citation>13</text:note-citation><text:note-body><text:p text:style-name="Footnote">On Europe as a mission front after Trent, see Henry Kamen, <text:span text:style-name="T1">Early Modern European Society</text:span> (New York: Routledge, 2000), 60–63.</text:p></text:note-body></text:note></text:p>
      <text:p text:style-name="Text_20_body">The Augustinian friar Antonio de Azevedo begins his 1589 <text:span text:style-name="T1">Catechism of the Mysteries of the Faith</text:span> by declaring that communicating the faith requires both trustworthy teachers and faithful listeners—a concept for which Azevedo uses music as a key metaphor.<text:note text:id="ftn14" text:note-class="footnote"><text:note-citation>14</text:note-citation><text:note-body><text:p text:style-name="Footnote">Azevedo, <text:span text:style-name="T1">Catecismo</text:span>.</text:p></text:note-body></text:note> He begins with the image taken from Pliny of a pupil listening at the feet of a teacher who is holding a harp. The teacher is shown, Azevedo says,</text:p>
      <text:p text:style-name="P1">with a musical instrument which gives pleasure to the ear, so that we should understand that Faith enters through the ear [<text:span text:style-name="T1">oído</text:span>], as St. Paul says, and that the disciple should be like a child, simple, without malice or duplicity, without knowing even how to respond or argue, but only how to listen and learn. Thus this image depicts for us elegantly, what the hearer of the Faith should be like.<text:note text:id="ftn15" text:note-class="footnote"><text:note-citation>15</text:note-citation><text:note-body><text:p text:style-name="Footnote">Ibid., f. 1b: “Para pintar los Romanos la Fe, lo primero que hizieron templo y altar […] Numa pompilio […] puso vn idolo: de forma de vn viejo cano, que tenia vna harpa en la mano, i estava enseñando vn niño echado a sus pies. En esta figura o geroglifica esta encerrada mucha filosofia, i aun cristiana. En el templo i ara denota, que la fe a de ser firme i fixa, no movediça, ni flaca, que a cada ayre de novedad se mueva I tambien que a menester maestros que la enseñen, i dicipulos que la oygan. I, que el maestro a de ser anciano, i maduro en edad y bondad. Porque la dotrina es grave, antigua, i de tomo i sustancia. No nueua, ni de pocos años sino antigue dende los Apostoles, i con instrumento musico que da gusto al oido. Paraque entendamos, que la Fe entra por el oido; como dize S. Pablo. I que el dicipulo sea como niño, sencillo, sin malicia ni doblez, sin saber ni replicar, ni arguir, mas de solo oir, y deprender. En lo qual nos dibuxa galanamente, qual a de ser el oiente de la Fe.”</text:p></text:note-body></text:note></text:p>
      <text:p text:style-name="First_20_paragraph">The teacher’s task, then, is not only to make the faith heard, but to make it “appeal to the ear,” just as Azevedo says music does. (The Spanish word <text:span text:style-name="T1">oído</text:span> could mean both “hearing” and “ear,” much like the Greek word <text:span text:style-name="T1">akoē</text:span> translated as “hearing” in Romans 10:17.) For <text:soft-page-break/>Azevedo, proper teaching required a certain discipline from both the speaker and the hearer. Simply accommodating the ear was not enough, since the Roman Catechism speaks of the need to train the senses as well. With the threat of heresy all around, Catholic teachers did not want parishioners believing everything they heard. Instead, in line with the idea that faith was a virtue by which believers shaped their lives in the image of Christ the word, Catholics sought to create a community of faithful hearers.</text:p>
      <text:p text:style-name="Text_20_body">How could the Church use music, then, in the effort to make Christ the Word audible? The catechism’s theology might suggest that music would contribute to propagating faith because this medium could appeal in a special way to the sense of hearing. If teaching should appeal to the ear <text:span text:style-name="T1">like</text:span> music, as Azevedo says, then combining teaching with actual music would appeal all the more. Villancicos, as an auditory medium based on poetry in the vernacular, would seem like an ideal tool for accommodating the faith to Spanish-speaking listeners’ “sense and intelligence.” This music had the capacity both to propagate faith in Christ and promote faithful living in community, because of the medium’s special appeal to the sense of hearing, and because of its social dimensions.</text:p>
      <text:p text:style-name="Text_20_body">At the same time, music added its own set of challenges to the task of making faith appeal to the ear, since listeners must learn to understand not only spoken language but musical structures as well. In other words, music would seem to be a way of better accommodating faith to the sense of hearing, but it also required more training to be heard in a faithful way.</text:p>
      <text:h text:style-name="Heading_20_4" text:outline-level="4">Experiencing Spiritual Truth through Music</text:h>
      <text:p text:style-name="First_20_paragraph">This tension between accommodating the ear and training it may be seen in the <text:soft-page-break/>explanations of music’s power by Athanasius Kircher. This Jesuit polymath’s compendium of musical knowledge, <text:span text:style-name="T1">Musurgia universalis</text:span>, was published in Rome in 1650 and thence disseminated throughout the Hispanic world, with copies sent to centers of colonial culture including Puebla and Manila.<text:note text:id="ftn16" text:note-class="footnote"><text:note-citation>16</text:note-citation><text:note-body><text:p text:style-name="Footnote">Paula Findlen, ed., <text:span text:style-name="T1">Athanasius Kircher: The Last Man Who Knew Everything</text:span> (New York: Routledge, 2004); Joscelyn Godwin, <text:span text:style-name="T1">Athanasius Kircher’s Theater of the World: The Life and Work of the Last Man to Search for Universal Knowledge</text:span> (Rochester, VT: Inner Traditions, 2009); on the worldwide distribution of the book as far as Manila, see David Irving, <text:span text:style-name="T1">Colonial Counterpoint: Music in Early Modern Manila</text:span> (Oxford: Oxford University Press, 2010), 48–50. The book may be found in historical collections in Madrid, Barcelona, Mexico City, and Puebla (two copies).</text:p></text:note-body></text:note> Kircher discusses the power of music several times throughout his ten-part treatise, including a detailed analysis of “whether, why, and what kind of power music might have to move people’s souls, and whether the stories are true that were written about the miraculous effects of ancient music.”<text:note text:id="ftn17" text:note-class="footnote"><text:note-citation>17</text:note-citation><text:note-body><text:p text:style-name="Footnote">Athanasius Kircher, <text:span text:style-name="T1">Mvsvrgia vniversalis, sive Ars magna consoni et dissoni in X. libros digesta</text:span> (Rome, 1650), bk. 7, p. 549: “Vtrum, cur, &amp; quomodo Musica uim habeat ad animos hominum commouendos, &amp; vtrum vera sint, quæ de mirificis Musicæ Veteris effectibus scribuntur.”</text:p></text:note-body></text:note> Kircher’s contribution to this favorite controversy of the Renaissance is to defend the superiority of modern music on the basis of, among other factors, its increased ability to move listeners through varieties of musical structure and style.</text:p>
      <text:p text:style-name="Text_20_body">For Kircher, music added such power to words, that it could move a listener not only to understand the subject of the words, but to physically experience their truth. According to legend the famed <text:span text:style-name="T1">aulos</text:span> player Timotheus aroused Alexander the Great to the furor of war through music, and Kircher says he did this by adapting his song both to the feeling of war and to the disposition of the king.<text:note text:id="ftn18" text:note-class="footnote"><text:note-citation>18</text:note-citation><text:note-body><text:p text:style-name="Footnote">Kircher is probably responding to Vincenzo Galilei, <text:span text:style-name="T1">Dialogo della musica</text:span> (Florence, 1581), 90, in discussing the Classical source, Dio Chrysostom, <text:span text:style-name="T1">Orationes</text:span> 1 (<text:span text:style-name="T1">Peri Basileias</text:span>); a later treatment of this subject is John Dryden, <text:span text:style-name="T1">Alexander’s Feast, or the Power of Music</text:span> (London, 1697).</text:p></text:note-body></text:note> The same music, he says, would have had a different effect on someone else. To illustrate this contrast, Kircher goes on to paint a remarkable picture of how sacred music can move those who are disposed to it:</text:p>
      <text:p text:style-name="P1">If, on the other hand, [the musician] addressed the sort of man who was devoted to God and dedicated to meditation on heavenly things, and wished to move him in otherworldly affects and rapture of the mind, he would take up some notable theme expressed in words—a theme that would recall to the listener’s memory the sweetness and mildness of heavenly things—and he would fittingly adapt it in the Dorian mode through cadences and intervals, then [the listener] would experience that what was said <text:soft-page-break/>was actually true, those heavenly things that were made by harmonic sweetness, and he would suddenly be carried away beyond himself to that place where those joyful things are true.<text:note text:id="ftn19" text:note-class="footnote"><text:note-citation>19</text:note-citation><text:note-body><text:p text:style-name="Footnote">Kircher, <text:span text:style-name="T1">Musurgia universalis</text:span>, bk. 7, p. 550: “Sicuti contra, si quis Deo deuotum hominum rerumque cœlestium, meditationi deditum in exoticos affectus raptusque mentis commouere vellet is supra insigne aliquod verborum thema, quod rerum cælestium dulcedinem, &amp; suauitatem auditori in memoriam reuocaret, modulo dorio per clausulas interuallaque aptè adaptet, &amp; experietur quod dixi verum esse, statim extra se factos dulcedine harmonica eò, vbi vera sunt gaudi rapi: vidi ego nonsemel in viris ordinis nostri sanctitate illustribus huiusmodi experimenta.”</text:p></text:note-body></text:note></text:p>
      <text:p text:style-name="First_20_paragraph">Kircher says that the experience of Jesuit missionaries around the world provides ample evidence of this miraculous power of music combined with preaching. But Kircher’s depiction of music’s power in this passage goes well beyond the Jesuit formula of “teaching, pleasing, and persuading.”<text:note text:id="ftn20" text:note-class="footnote"><text:note-citation>20</text:note-citation><text:note-body><text:p text:style-name="Footnote">On the Jesuit approach to religious arts, see Gauvin A. Bailey, <text:span text:style-name="T1">Art on the Jesuit Missions in Asia and Latin America, 1542–1773</text:span> (Toronto, 1999), 35–51.</text:p></text:note-body></text:note> Music not only makes the teaching of doctrinal truth appealing and persuasive; it actually transforms listeners through affective experience.</text:p>
      <text:p text:style-name="Text_20_body">In this conception, music links the objective truth with subjective experience through the unique ways that music affects the human body. Kircher posits that music moves a listener’s soul through the principle of sympathy.<text:note text:id="ftn21" text:note-class="footnote"><text:note-citation>21</text:note-citation><text:note-body><text:p text:style-name="Footnote">On the links between this interest in the occult powers of music and early scientific research, see Penelope Gouk, “Music and the Sciences,” in <text:span text:style-name="T1">The Cambridge History of Seventeenth-Century Music</text:span>, ed. Tim ed. Carter and John Butt (Cambridge: Cambridge University Press, 2005), 132–57; Penelope Gouk, “The Role of Harmonics in the Scientific Revolution,” in <text:span text:style-name="T1">The Cambridge History of Western Music Theory</text:span> (Cambridge: Cambridge University Press, 2002), 223–45.</text:p></text:note-body></text:note> Just as a string plucked on one lute would cause a string tuned to the same pitch on another lute to vibrate, music created physical harmony—sympathetic vibration—between the affective content of the music and the humors of the person listening. When the music moved in the same way as the affections it expressed, this in turn moved the listener to feel the same affections.<text:note text:id="ftn22" text:note-class="footnote"><text:note-citation>22</text:note-citation><text:note-body><text:p text:style-name="Footnote">Kircher’s theory bears a striking resemblance to some recent theories of music cognition, such as Lawrence Zbikowski’s description of musical structures as “sonic analogues for internal dynamic processes”; Lawrence M. Zbikowski, “Dance Topoi, Sonic Analogues and Musical Grammar: Communicating with Music in the Eighteenth Century,” in <text:span text:style-name="T1">Communication in Eighteenth-Century Music</text:span> (New York: Cambridge University Press, 2008), 283–309 XXX.</text:p></text:note-body></text:note> Kircher explains:</text:p>
      <text:p text:style-name="P1">Since harmony is nothing other than the concord, agreement, and mutually corresponding proportion between dissimilar voices, this proportion, then, of numbers, sets the air in motion; the motion, indeed, is to be varied by the ratios of various intervals, ascending and descending; so that the spirits [i.e., <text:span text:style-name="T1">spiritus animales</text:span>], or the implanted internal air [in the inner ear][…], should be moved according to the proportions of the motion of the external air, so that the spirits’ motion are effected in various ways; and through this affections can be engendered in the person.<text:note text:id="ftn23" text:note-class="footnote"><text:note-citation>23</text:note-citation><text:note-body><text:p text:style-name="Footnote">Kircher, <text:span text:style-name="T1">Musurgia universalis</text:span>, 552: “Cum harmonia nihil aliud sit, quam dissimilium vocum concordia, consensus, &amp; undequaque correspondens proportio; proportio autem numerorum in motu aeris elucescat; motus verò pro varia interuallorum, ascensus, descensusque ratione varius sit, spiritus quoque, siue aer internus implantatus, vti paulò ante ostensum fuit, iuxta proportionem motus aeris extrinseci moueatur, fit vt spiritus moti ope variȩ, indè in homini affectiones nascantur.”</text:p></text:note-body></text:note></text:p>
      <text:p text:style-name="First_20_paragraph">Kircher seems to assume that the affective properties of different modes and styles of <text:soft-page-break/>music are inherent in the numerical proportions of the music; in other words, the affective character of the music he describes in the Dorian mode would always be the same. Music with different intervallic relationships, with the semitone placed differently in different modes, had different affective content. But because music’s power depended on sympathetic resonance, the <text:span text:style-name="T1">effect</text:span> of music was dependent on the relationship between that objective affective content and the subjective disposition of an individual listener. The structure of the music’s movements must correspond to the movements of the body’s humors. Kircher theorizes that four conditions are necessary for music to achieve an effect; without any one, music will fail to move the listener in the intended way:</text:p>
      <text:p text:style-name="P1">The first is harmony itself. Second, number, and proportion. Third, the power and efficacy of the words to be pronounced in music itself; or, the oration. Fourth is the disposition of the hearers, or the subject’s capacity to remember things.<text:note text:id="ftn24" text:note-class="footnote"><text:note-citation>24</text:note-citation><text:note-body><text:p text:style-name="Footnote">Ibid., 550: “Tertius purè naturalis est, per harmonicum, scilicet sonum, qui nisi quatuor conditiones annexas habeat, quarum vna deficiente, desideratus effectus minimé obtinebitur: Prima est ipsa harmonia. Secunda, numerus, &amp; proportio. Tertia, verborum in ipsa musica prouniciandorum vis, &amp; efficacia, siue ipsa oratio. Quarta audientis dispositio, siue subiectum memoratarum rerum capax.”</text:p></text:note-body></text:note></text:p>
      <text:p text:style-name="First_20_paragraph">Since there must be this kind of congruence between music and listener, Kircher acknowledges that music affects different people in different ways. First, Kircher concedes that geographic and cultural factors influence music style and its effect, such that Italians and Germans are moved by different styles and therefore compose differently. These styles, he says, are the result of a national “genius” (that is, the special gift of that people), as well as environmental factors, such that Germans developed a grave style from living in a cold climate, contrasted with the more moderate style of Italians. People of the Orient who visit Rome, Kircher says, do not enjoy the highly delicate music of that city, and prefer their own strident, clangorous music. These differences of style and perception are caused by patriotism—the inordinate love of things from one’s own country, as Kircher describes it; and by what each person is accustomed to hearing, which is shaped by the traditions of each country.<text:note text:id="ftn25" text:note-class="footnote"><text:note-citation>25</text:note-citation><text:note-body><text:p text:style-name="Footnote">Ibid., 543–44; see partial translation in Oliver Strunk and Leo Treitler, eds., <text:span text:style-name="T1">Source Readings in Music History</text:span>, Revised edition (New York: Norton, 1998), 707–11.</text:p></text:note-body></text:note></text:p>
      <text:p text:style-name="Text_20_body"><text:soft-page-break/>Moreover, “just as different nations enjoy a different style of music, likewise within each nation, people of different temperaments appreciate different styles that conform the most to their natural inclinations.”<text:note text:id="ftn26" text:note-class="footnote"><text:note-citation>26</text:note-citation><text:note-body><text:p text:style-name="Footnote">Kircher, <text:span text:style-name="T1">Musurgia universalis</text:span>, 544: “Quod quemadmodum diversæ nationes diuerso stylo musico gaudent, ita &amp; in vnaquaque natione diuersi temperamenti homines, diuersis stylis, vnusquisque suæ naturali inclinationi maximè conformibus afficiuntur.”</text:p></text:note-body></text:note> What delights a person with a sanguine temperament might enrage or madden a melancholic listener; what has a strong effect on one person may have no effect at all on another.<text:note text:id="ftn27" text:note-class="footnote"><text:note-citation>27</text:note-citation><text:note-body><text:p text:style-name="Footnote">Ibid., 550.</text:p></text:note-body></text:note> “Music does not just move any subject, but the one with which the natural humor of the music is congruent […] for unless the spirits of the receiving subject correspond exactly, the music accomplishes nothing.”<text:note text:id="ftn28" text:note-class="footnote"><text:note-citation>28</text:note-citation><text:note-body><text:p text:style-name="Footnote">Ibid., 550: “Musica igitur vt moueat, non qualecunque subiectum vult, sed illud cuius humor naturalis musicae congruit […] quæ nisi recipientis subiecti spiritui extactè respondeant, nihil efficient.”</text:p></text:note-body></text:note> Furthermore, Kircher suggests that not only humoral temperament but also training and intelligence are a factor in individual listening, since he includes the capacity of memory in his list of four conditions for effective music.</text:p>
      <text:p text:style-name="Text_20_body">Despite Kircher’s confidence in modern musicians’ ability to make music move people, the conditions he names may not have been as easy to fulfill as he suggests. There must be congruence, first of all, between the structure of the music and subject of that music: the music must move in the same way as the affective movements it seeks to incite. Harmonic ratios, metrical proportions, verbal rhetoric—all of these must align, but they still are enough without the fourth condition, the disposition of the hearer. The listener must have a humoral temperament that is moved in the desired way by the music.</text:p>
      <text:p text:style-name="Text_20_body">This means that the tension between accommodating hearing and training it is multiplied vastly by the addition of music. While it might seem that music would allow for greater accommodation, the number of potential obstacles is increased because the content of the music, the performance, and the listeners must all be in harmony. When Kircher compares music to preaching, he says that an effective preacher is familiar with his audience and therefore “knows which strings to pluck”—a phrase that recalls Antonio de Azevedo’s image of <text:soft-page-break/>the religious teacher with harp in hand.<text:note text:id="ftn29" text:note-class="footnote"><text:note-citation>29</text:note-citation><text:note-body><text:p text:style-name="Footnote">Ibid., 551: “Nouerat enim prædicator fuorum auditorum inclinationem; nouerat chordam, quam tangere debebat.”</text:p></text:note-body></text:note> But Kircher never fully resolves the tension between the universal power of music and the variables of individual subjectivity and cultural conditioning. Music could, as Kircher describes, move someone to experience the truth of religious teaching through affective experience, but only if the listener was “the sort of man who was devoted to God”—that is, someone who already had faith, whose temperament was already disposed to religious devotion of this kind. If, as Kircher acknowledges, people of different nations are moved by different kinds of music, and if individual people respond differently depending on their temperament as well as their intellectual capacity, how could the creators of sacred music be assured of its power? How could they know which strings to pluck?</text:p>
      <text:p text:style-name="Text_20_body">Kircher’s theory represents a highly learned, quasi-scientific attempt to reconcile the challenges of accommodating the ear and training it. But outside the erudite realm of theoretical speculation, this was a problem that faced every Catholic church leader and musician who was serious about using music to make faith appeal to hearing. How could the Church use music to accommodate hearing, when individuals and communities did not hear the same way? The capacity to listen faithfully, and therefore music’s power to make faith appeal to hearing, would be limited by both personal subjectivity and cultural conditioning, and these limitations created anxiety and fear about the role of hearing in faith.</text:p>
      <text:h text:style-name="Heading_20_3" text:outline-level="3">Danger and Doubt</text:h>
      <text:p text:style-name="First_20_paragraph">Regarding the problem of individual hearing, Reformation controversies had pushed Catholics into an increasingly negative and anxious attitude toward subjective religious experience. Polemicists like Thomas More accused Martin Luther of turning his followers away <text:soft-page-break/>from the trustworthy institutional Church with its objectively operating sacraments, leaving them with only a subjective experience as assurance of salvation, and separating individual faith from the cultivation of a just society.<text:note text:id="ftn30" text:note-class="footnote"><text:note-citation>30</text:note-citation><text:note-body><text:p text:style-name="Footnote">Catholic Church, <text:span text:style-name="T1">Catechismus</text:span>, ch. 4; Schreiner, <text:span text:style-name="T1">Are You Alone Wise?</text:span></text:p></text:note-body></text:note> </text:p>
      <text:p text:style-name="Text_20_body">But for Catholics the problem remained that some connection needed to be forged between individual people and the transcendent object of faith, namely God in Christ, and no way of defining faith could completely remove the individual element. The Roman Catechism says that faith means more than having an opinion or conception of something—it “has the strength of the most certain agreement, such that the mind, having been opened by God to his mysteries, firmly and steadfastly gives assent.”<text:note text:id="ftn31" text:note-class="footnote"><text:note-citation>31</text:note-citation><text:note-body><text:p text:style-name="Footnote">Catholic Church, <text:span text:style-name="T1">Catechismus</text:span>, 15: “Igitvr credendi vox, hoc loco putare, existimare, opinari, non significat, sed vt docent sacræ litteræ, certissimæ assensionis vim habet, qua mens Deo sua mysteria aperienti, firmè constantérq; assentitur.”</text:p></text:note-body></text:note> This theology of faith begins with God’s grace opening the mind of the passive person, but ends with an act of the individual will. People cannot arrive at the full knowledge of God purely from observing the created world, since God is greater than anything that can be sensed. In the tradition of Augustinian Neoplatonism, the catechism preaches that “in order for our minds to reach God, since nothing is more sublime than God, our mind needs to be pulled away from everything that pertains to the senses—something that we, in this natural life, do not have the capacity to do.”<text:note text:id="ftn32" text:note-class="footnote"><text:note-citation>32</text:note-citation><text:note-body><text:p text:style-name="Footnote">Ibid., 18: “Nam vt mens nostra ad Deum, quo nihil est sublimius, perueniat, necesse est eam omnino à sensibus abstractam esse: cuius rei facultatem in hac vita naturaliter non habemus.”</text:p></text:note-body></text:note> Faith thus means being empowered by God’s grace to go beyond the senses, to reach “the conviction of things not seen” (Heb. 11:1, NRSV).</text:p>
      <text:p text:style-name="Text_20_body">But even as the catechism stresses that sensory experience is inadequate, and human beings are incapable of knowing God by their own lights, it still speaks of the knowledge of God in terms of subjective sensation. “Our minds” must be changed, it says: our relationship to the world of the senses must be changed by divine action. Though God is beyond sensation, sensation is the entrance to the path; the created world speaks of God’s nature to those who can perceive it. Each person is still called to a process of seeking to know God, to move beyond <text:soft-page-break/>sensory experience, and ultimately to “firmly and steadfastly give assent” to the truth of God.</text:p>
      <text:p text:style-name="Text_20_body">Catholic leaders defended against the potential danger of this subjective element by insisting that the certainty of faith and salvation came through the work of the Holy Spirit in the institutional Church, as Susan Schreiner demonstrates.<text:note text:id="ftn33" text:note-class="footnote"><text:note-citation>33</text:note-citation><text:note-body><text:p text:style-name="Footnote">Schreiner, <text:span text:style-name="T1">Are You Alone Wise?</text:span>, 131–208.</text:p></text:note-body></text:note> Not every individual perception or experience was valid, but only those that accorded with the revelation already given through the Church. Moreover, reacting against the perceived “fideism” of the Lutherans, who taught that a person’s good works could not suffice for their salvation, Catholics emphasized that faith had to bear fruit in ethical action.</text:p>
      <text:p text:style-name="Text_20_body">As a result, Spanish theological writers cultivated disciplines for regulating spiritual experiences and submitting individual sensation to the Church’s authority. The Spanish Inquisition investigated Teresa of Ávila and other mystics who claimed authority only on the basis of spiritual experiences, and most were not as successful as Teresa in avoiding punishment.<text:note text:id="ftn34" text:note-class="footnote"><text:note-citation>34</text:note-citation><text:note-body><text:p text:style-name="Footnote">Gillian T. W. Ahlgren, <text:span text:style-name="T1">Teresa of ávila and the Politics of Sanctity</text:span> (Ithaca, NY: Cornell University Press, 1996); Francisca de los Apóstoles, <text:span text:style-name="T1">The Inquisition of Francisca: A Sixteenth-Century Visionary on Trial</text:span>, ed. Gillian T. W. Ahlgren (Chicago: University of Chicago Press, 2005).</text:p></text:note-body></text:note> Teresa’s student Juan de la Cruz (St. John of the Cross) taught contemplatives to pursue union with God by weaning themselves of sensory experiences in the “dark night of the soul.” The Carmelite reformer defines that union not in sensual terms but in ethical ones, as the total surrender and conformity of one’s will to God.<text:note text:id="ftn35" text:note-class="footnote"><text:note-citation>35</text:note-citation><text:note-body><text:p text:style-name="Footnote">Schreiner, <text:span text:style-name="T1">Are You Alone Wise?</text:span>; San Juan de la Cruz, “Subida del monte Carmelo,” in <text:span text:style-name="T1">Obras completas</text:span>, by San Juan de la Cruz, ed. José Vicente Rodríguez and Federico Ruiz Salvador, 6th ed. (Madrid: Editorial de Espiritualidad, 2009), bk. I, ch. 5–7, pp. 226–248.</text:p></text:note-body></text:note> Similarly, Ignatius of Loyola provided Jesuits with his <text:span text:style-name="T1">Spiritual Exercises</text:span> for discerning the validity of their religious sensations, and for using those experiences to make decisive changes in life, as part of a radical commitment of the self to God.<text:note text:id="ftn36" text:note-class="footnote"><text:note-citation>36</text:note-citation><text:note-body><text:p text:style-name="Footnote">Schreiner, <text:span text:style-name="T1">Are You Alone Wise?</text:span>, ch. 6.</text:p></text:note-body></text:note> </text:p>
      <text:p text:style-name="Text_20_body">In such a climate, music might be used for the purposes of cultivating faith, because of its power over the senses and affections, but this power could also be dangerous. Some Catholics such as the Jesuit missionaries, despite their founder’s suspicion of music, were eager to use this power to advance the cause of the Church. On the mission field, the Jesuits were <text:soft-page-break/>involved with subjective experience to such a degree that they even interpreted the dreams of native people in New Spain.<text:note text:id="ftn37" text:note-class="footnote"><text:note-citation>37</text:note-citation><text:note-body><text:p text:style-name="Footnote">Bailey, <text:span text:style-name="T1">Art on the Jesuit Missions</text:span>.</text:p></text:note-body></text:note> Others, though, saw the use of music as a potential distraction or distortion. For example, Juan de la Cruz complains that even though churches would seem the ideal place for prayer, their decorations, ceremonies, and music so engage a person’s senses that it can be impossible to worship God “in spirit and in truth” (John 4:23–24).<text:note text:id="ftn38" text:note-class="footnote"><text:note-citation>38</text:note-citation><text:note-body><text:p text:style-name="Footnote">Juan de la Cruz, “Subida del monte Carmelo,” bk. 3, ch. 39–45, pp. 415–424.</text:p></text:note-body></text:note></text:p>
      <text:p text:style-name="Text_20_body">Juan warns that desiring “to feel some effect on oneself” in doing elaborate ceremonies “is no less than to tempt God and provoke him gravely; so much so, that sometimes it gives license to the devil to deceive them, making them feel and understand things far removed from what is good for their soul.”<text:note text:id="ftn39" text:note-class="footnote"><text:note-citation>39</text:note-citation><text:note-body><text:p text:style-name="Footnote">Ibid., bk. 3, ch. 43, p. 420: “Y lo que es peor es que algunos quieren sentire algún efecto en sí, o cumplirse lo que piden, o saber que se cumple el fin de aquellas sus oraciones ceremoniáticas; que no es menos que tentar a Dios y enojarle gravemente; tanto, que algunas veces da licencia al demonio para que los engañe, haciéndolos sentir y entender cosas harto ajenas del provecho de su alma, mereciéndolos ellos por la propiedad que llevan en sus oraciones, no deseando más que se haga lo que Dios quiere que lo que ellos pretenden.”</text:p></text:note-body></text:note> In a strong counterpoint to Kircher’s statement about music’s power to augment preaching, Juan admonishes his readers to be wary of overly artful preaching which, like music, only serves to stimulate “the sense and understanding”—Juan uses the exact language of the Roman Catechism—but has no impact on the hearer’s will to live faithfully:</text:p>
      <text:p text:style-name="P1">How commonly we see that […] if the preacher’s life is better, greater is the fruit that he gains, though his style be low and his rhetoric scanty, and his teaching common, because the living spirit infuses him with ardor; but the other preacher gets very little gain, no matter how much more elevated his style and doctrine may be: because, though it is true that good style and actions and elevated doctrine and good language move and create more effect when accompanied by a good spirit, without the spirit, though the sermon may give the sense and understanding much to savor and enjoy, it infuses little or no sustenance to the spirit, because commonly it remains as lax and loath as before to labor, even though marvelous things were said in marvelous ways, which only serve to delight the ear [<text:span text:style-name="T1">oído</text:span>], like some polyphonic music [<text:span text:style-name="T1">una música </text:span><text:soft-page-break/><text:span text:style-name="T1">concertada</text:span>] or the clanging of bells […]. It matters little to hear someone perform one kind of music that is better than some other, if it does not move me more than the other to do works; because, although they have spoken marvels, then they are forgotten, as they do not infuse fire into the will.<text:note text:id="ftn40" text:note-class="footnote"><text:note-citation>40</text:note-citation><text:note-body><text:p text:style-name="Footnote">Ibid., bk. 3, ch. 45, p. 425: “Que comúnmente vemos que—cuanto acá podemos juzgar—cuanto el predicador es de mejor vida, mayor es el fruto que hace por bajo que sea su estilo, y poca su retórica, y su doctrina común, porque del espíritu vivo se pega el calor; pero el otro muy poco provecho hará, aunque más subido sea su estilo y doctrina; porque, aunque es verdad que el buen estilo y acciones y subida doctrina y buen lenguaje mueven y hacen más efecto acompañado de buen espíritu; pero sin él, aunque da sabor y gusto el sermón al sentido y al entendimiento, muy poco o nada de jugo pega a la voluntad, porque comúnmente se queda tan floja y remisa como antes para obrar, aunque haya dicho maravillosas cosas maravillosamente dichas, que sólo sirven para deleitar el oído, como una música concertada o sonido de campanas; mas el espíritu, como digo, no sale de sus quicios más que antes, no teniendo la voz virtud para resucitar al muerto de su sepultura. Poco importa oír una música mejor que otra sonar, si no me mueve ésta más que aquélla a hacer obras; porque, aunque hayan dicho maravillas, luego se olvidan, como no pegaron fuego en la voluntad.”</text:p></text:note-body></text:note></text:p>
      <text:p text:style-name="First_20_paragraph">This passage of warning comes at the end of Juan’s encyclopedic treatment of contemplative practice and mystical experience, <text:span text:style-name="T1">The Ascent of Mount Carmel</text:span>. In concluding the work the monk seems to deliberately echo the “love” chapter of 1 Corinthians in insisting that, as Juan says elsewhere, “a single work or act of the will done in charity is more precious before God than all the visions and revelations and communications from heaven that there can be.”<text:note text:id="ftn41" text:note-class="footnote"><text:note-citation>41</text:note-citation><text:note-body><text:p text:style-name="Footnote">Ibid., bk. 2, ch. 22, p. 306: “[…] es más preciosa delante de Dios una obra o acto de voluntad hecho en caridad que cantas visiones y revelaciones y comunicaciones pueden tener del cielo.”</text:p></text:note-body></text:note></text:p>
      <text:p text:style-name="Text_20_body">The contrast between this passage and the quotation from Kircher shows that Catholics were not all of one mind about sensation and faith. The difference between these two descriptions of music’s power reflects a chronological change in Catholic attitudes between the late sixteenth and mid seventeenth centuries, as well as a contrast between religious orders, and differing emphases on parts of the Christian life. Juan’s <text:span text:style-name="T1">Ascent of Mount Carmel</text:span> was first published in 1618, though it was written some forty years earlier; his outlook reflects the hard ascetic extreme of Catholic Reformation attitudes toward music. Kircher, on the other hand, writes with the confidence of the Jesuit order at the height of its global influence, when the Society was still trying to engage with any aspect of culture that they saw as advancing their mission. Kircher is interested in music’s power to convert—not only to persuade catechumens of the truth but to enable them to experience truth. Juan, on the other hand, is concerned with the limiting effect of sonic pleasures on the maturity of the already converted. Both acknowledge music’s power over the individual person’s senses, but they differ in how much <text:soft-page-break/>they trust that power to produce godly effects. Later Catholics who shared Juan’s ascetic bent, or his pastoral concern with spiritual growth, saw that power as a danger or even an opening for diabolical influence.</text:p>
      <text:h text:style-name="Heading_20_4" text:outline-level="4">Cultural Conditioning in Hearing</text:h>
      <text:p text:style-name="First_20_paragraph">If reckoning with individual sensory experience was a struggle for church leaders after Trent, their evangelistic and colonial efforts posed the even greater challenge of training entire communities to hear faithfully. Catholics at the boundaries of intercultural encounters around the globe found themselves in what Ines Županov has termed the “missionary tropics”—both a geographic zone and a process of troping or turning through cultural transformation.<text:note text:id="ftn42" text:note-class="footnote"><text:note-citation>42</text:note-citation><text:note-body><text:p text:style-name="Footnote">Ines G. Županov, <text:span text:style-name="T1">Missionary Tropics: The Catholic Frontier in India</text:span> (Ann Arbor, MI: University of Michigan Press, 2005).</text:p></text:note-body></text:note> Some missionaries like the Jesuits in Japan and Brazil actively sought to accommodate local customs and music; but everywhere that missionaries brought Christian faith, the process of cultural translation inevitably transformed it into something neither they nor their converts could necessarily predict.<text:note text:id="ftn43" text:note-class="footnote"><text:note-citation>43</text:note-citation><text:note-body><text:p text:style-name="Footnote">Bailey, <text:span text:style-name="T1">Art on the Jesuit Missions</text:span>; Cécile Fromont, “Dancing for the King of Congo from Early Modern Central Africa to Slavery-Era Brazil,” <text:span text:style-name="T1">Colonial Latin American Review</text:span> 22, no. 2 (n.d.): 184–208; David Waterhouse, “The Earliest Japanese Contacts with Western Music,” <text:span text:style-name="T1">Review of Culture</text:span> 26 (1996): 36–47; Paolo Castagna, “The Use of Music by the Jesuits in the Conversion of the Indigenous Peoples of Brazil,” ed. John W. O’Malley S.J. et al. (Toronto: University of Toronto Press, 1999), 641–58.</text:p></text:note-body></text:note> </text:p>
      <text:p text:style-name="Text_20_body">Half a century after the Aztec empire fell to the Spanish, the Franciscan Bernardino de Sahagún was trying to provide Mexica natives with suitable Christian songs in their own language. But at the same time church leaders in New Spain complained that most places lacked linguists sufficiently skilled in Náhuatl to verify that the songs and dances of the natives were not in fact still invoking the demonic powers of the Aztecs.<text:note text:id="ftn44" text:note-class="footnote"><text:note-citation>44</text:note-citation><text:note-body><text:p text:style-name="Footnote">Lorenzo Candelaria, “Bernardino de Sahagún’s <text:span text:style-name="T1">Psalmodia Christiana</text:span>: A Catholic Songbook from Sixteenth-Century New Spain,” <text:span text:style-name="T1">Journal of the American Musicological Society</text:span> 67, no. 3 (2014): 637.</text:p></text:note-body></text:note> As Lorenzo Candelaria has suggested, when the Council of Trent issued its infamous decree that music should be preserved from anything “lascivious or impure,” the bishops may have been motivated more by concern with such songs in non-European languages, not to mention other syncretic musical and ritual practices across the globe, than by any European church music.<text:note text:id="ftn45" text:note-class="footnote"><text:note-citation>45</text:note-citation><text:note-body><text:p text:style-name="Footnote">Ibid., 637–38.</text:p></text:note-body></text:note> </text:p>
      <text:p text:style-name="Text_20_body"><text:soft-page-break/>In the realm of visual art, even where Jesuits wrote to their superiors in Rome praising the natives’ uncanny ability to copy European models, the actual surviving artifacts often bear strong traces of indigenous methods, aesthetics, and religious understandings.<text:note text:id="ftn46" text:note-class="footnote"><text:note-citation>46</text:note-citation><text:note-body><text:p text:style-name="Footnote">Bailey, <text:span text:style-name="T1">Art on the Jesuit Missions</text:span>, 27–29, 34.</text:p></text:note-body></text:note> Likewise, given the differing techniques and styles of vocal production between places like central Africa and south India today, the actual performance of music in mission churches and colonial cathedrals, even plainchant and polyphony imported directly from Europe, probably sounded quite different the practice of European chapels.<text:note text:id="ftn47" text:note-class="footnote"><text:note-citation>47</text:note-citation><text:note-body><text:p text:style-name="Footnote">Robert L. Kendrick, <text:span text:style-name="T1">Singing Jeremiah: Music and Meaning in Holy Week</text:span> (Bloomington, IN: Indiana University Press, 2014), XXX.</text:p></text:note-body></text:note> </text:p>
      <text:p text:style-name="Text_20_body">As the Church was adapting itself to native sensibilities, or being adapted by colonial subjects in ways the Church could not fully control, how was the church to accommodate its teaching to the “sense and intelligence” of all these different people? The church could proclaim “the Faith,” but how could leaders know that people heard what they intended? And even more challenging, once these processes of cultural adaptation and exchange had begun to “turn,” what parts of Christianity constituted “the Faith” that was supposed to come through hearing? Did changing the musical style of worship, for example, mean changing the Faith as well?</text:p>
      <text:p text:style-name="Text_20_body">If ways of hearing music were culturally conditioned, then religious ear training was required. The cultural aspect of acquiring a “properly trained sense,” as the Roman Catechism puts it, is plainly stated in a Latin dialogue published by the leaders of the Jesuit mission in Japan in 1590.<text:note text:id="ftn48" text:note-class="footnote"><text:note-citation>48</text:note-citation><text:note-body><text:p text:style-name="Footnote">Duarte de Sande, <text:span text:style-name="T1">De missione legatorvm Iaponensium ad Romanam curiam, rebusq; in Europa, ac toto itiner adimaduersis DIALOGVS ex ephemeride ipsorvm legatorvm colectvs, &amp; in sermonem Latinvm versvs ab Eduardo de Sande Sacerdote Societatis IESV.</text:span> (Macao, 1590).</text:p></text:note-body></text:note> The missionaries had taken four Japanese noble youths on a grand tour of Spain and Italy between 1582 and 1590, during which they trained in music and heard the finest ensembles of Catholic Europe. Their trip included most of the major Iberian musical centers discussed in this study: on the outgoing trip, Lisbon, Évora, Toledo, Madrid, and Alcalá; and on the return, Barcelona, Montserrat, Zaragoza and Daroca. With this trip and with the <text:soft-page-break/>subsequent publication, the leader of the Jesuit mission to Japan, Alessandro Valignano, hoped to persuade the authorities of his order and church that (as Derek Massarella puts it) “European Jesuits must accommodate themselves to Japanese manners and customs.”<text:note text:id="ftn49" text:note-class="footnote"><text:note-citation>49</text:note-citation><text:note-body><text:p text:style-name="Footnote">Duarte de Sande, <text:span text:style-name="T1">Japanese Travellers in Sixteenth-Century Europe: A Dialogue Concerning the Mission of the Japanese Ambassadors to the Roman Curia (1590)</text:span>, ed. Derek Massarella, trans. J. F. Moran (London: The Hakluyt Society/Ashgate, 2012), 4.</text:p></text:note-body></text:note></text:p>
      <text:p text:style-name="Text_20_body">In Colloquio XI of the dialogue, Michael, one of the “ambassadors,” tells his friend who stayed home about European music:</text:p>
      <text:p text:style-name="P1">You must remember […] how much we are swayed by longstanding custom, or on the other side, by unfamiliarity and inexperience, and the same is true of singing. You are not yet used to European singing and harmony, so you do not yet appreciate how sweet and pleasant it is, whereas we, since we are now accustomed to listening to it, feel that there is nothing more agreeable to the ear.</text:p>
      <text:p text:style-name="P1">But if we care to avert our minds from what is customary, and to consider the thing in itself, we find that European singing is in fact composed with remarkable skill; it does not always keep to the same note for all voices, as ours does, but some notes are higher, some lower, some intermediate, and when all of these are skillfully sung together, at the same time, they produce a certain remarkable harmony […] all of which, […] together with the sounds of the musical instruments, are wonderfully pleasing to the ear of the listener […].</text:p>
      <text:p text:style-name="P1">With our singing, since there is no diversity in the notes, but one and the same way of producing the voice, we don’t yet have any art or discipline in which the rules of harmony are contained; whereas the Europeans, with their great variety of sounds, their skillful construction of instruments, and their remarkable quantity of books on music and note shapes, have hugely enriched this art.<text:note text:id="ftn50" text:note-class="footnote"><text:note-citation>50</text:note-citation><text:note-body><text:p text:style-name="Footnote">Ibid., 155–56.</text:p></text:note-body></text:note></text:p>
      <text:p text:style-name="First_20_paragraph">Michael’s friend Linus responds with a statement that surely understates the attitude of <text:soft-page-break/>many non-Europeans whose ears had not yet been trained for European music:</text:p>
      <text:p text:style-name="P1">I am sure all these things which you say are true; for the variety of the instruments and the books which you have brought back, as well as the singing and the modulation of harmony, testify to a remarkable artistic system. Nor do I doubt that our normal expectations in listening to singing are an impediment when it comes to appreciating the beauties of European harmony.<text:note text:id="ftn51" text:note-class="footnote"><text:note-citation>51</text:note-citation><text:note-body><text:p text:style-name="Footnote">Ibid., 156.</text:p></text:note-body></text:note></text:p>
      <text:h text:style-name="Heading_20_4" text:outline-level="4">Obstacles to Faith and Mistrust of Hearing</text:h>
      <text:p text:style-name="First_20_paragraph">How, then, could the Church overcome such an impediment? Would music’s power be lost on a person who simply lacked the proper disposition to hear the Word with faith? These doubts were displayed vividly in a sacred drama performed before King Philip IV, <text:span text:style-name="T1">El nuevo palacio del Retiro</text:span> by court poet Pedro Calderón de la Barca.<text:note text:id="ftn52" text:note-class="footnote"><text:note-citation>52</text:note-citation><text:note-body><text:p text:style-name="Footnote">Calderón de la Barca, <text:span text:style-name="T1">El nuevo palacio</text:span>.</text:p></text:note-body></text:note> This Corpus Christi mystery play (<text:span text:style-name="T1">auto sacramental</text:span>), was staged in 1634 to inaugurate the Spanish monarch’s new palace-retreat, the Buen Retiro. Like most <text:span text:style-name="T1">autos</text:span> this one was performed in the context of a whole day of liturgical and processional music, probably including numerous villancicos; and the drama includes texts to be sung, though the music is lost. Literary scholars have considered Spanish <text:span text:style-name="T1">autos sacramentales</text:span> to be “dramas of conversion” with the primary goal of teaching doctrine.<text:note text:id="ftn53" text:note-class="footnote"><text:note-citation>53</text:note-citation><text:note-body><text:p text:style-name="Footnote"><text:span text:style-name="T2">XXX</text:span> Cite Wardropper, Parker, McKendrick</text:p></text:note-body></text:note> Thus this literary and performative genre, which was so closely tied to devotional music, allows us to evaluate how auditory arts were used to propagate faith, and how that effort served the purposes of the Spanish state. The plays typically present allegorical characters whose conflicts dramatize theological debates in the scholastic tradition (as in Aquinas) of thesis, antithesis, and synthesis.</text:p>
      <text:p text:style-name="Text_20_body">Calderón’s play for the politically significant occasion glorifies the king as the defender <text:soft-page-break/>of the true faith, since his name <text:span text:style-name="T1">Felipe</text:span> cannot be said without saying <text:span text:style-name="T1">Fe</text:span> (faith)—a faith that centers on the doctrine of the Eucharist.<text:note text:id="ftn54" text:note-class="footnote"><text:note-citation>54</text:note-citation><text:note-body><text:p text:style-name="Footnote">Ibid., ll. XXX.</text:p></text:note-body></text:note> Since the Eucharist defies normal sensation and must be perceived through faith, much of the play sets up debates about the relationship between faith and the senses. By staging a contest of the senses before Faith (all personified as characters), Calderón promulgates the church’s teaching that unless one possessed the divinely implanted virtue of faith to begin with, the senses could actually become obstacles to faith.</text:p>
      <text:p text:style-name="Text_20_body">If the King was the defender of the faith, then Judaism was its enemy, as dramatized by the long portion of the play that centers on Judaism’s incapacity for faith. The allegorical character <text:span text:style-name="T1">Judaísmo</text:span> becomes a chilling representation of the incapacity to acquire faith, <text:span text:style-name="T1">despite</text:span> the sense of hearing. Judaism is forcefully excluded from the festivities celebrated within the play, which culminate in the consecration of the Eucharist. Instead Judaism stands to the side and asks the character Faith to explain each event to him (poem example 1). But despite trying to connect Faith’s message with what he knows of the Hebrew Scriptures, Judaism cannot accept any of these explanations. In fact he is unable to believe what Faith has said, because, as he says in an increasingly embittered refrain, “I have listened to Faith without Faith.”</text:p>
      <text:p text:style-name="Text_20_body">(insert poem example 1)</text:p>
      <text:p text:style-name="Text_20_body">Judaism’s eloquent confession of unbelief is immediately drowned out by music, as clarion fanfares announce a royal procession. For Calderón’s listeners, who had been taught to regard Jews as the embodiment of willful unbelief and worse, the entry of the musicians would clear away the acrid sound of Judaism’s speech. The feeling of doubt about the senses, however, pervades the entire play.</text:p>
      <text:p text:style-name="Text_20_body">Two other sections of the play dramatize a contest of the senses, in which Hearing prevails—but only after confessing to his own incertitude. Each personified sense competes for <text:soft-page-break/>a laurel prize awarded by Faith (poem example 2). Each sense in turn boasts of his powers, but Faith rejects each one. Hearing is the last sense to present himself, and in contrast to the other senses, he speaks of his weakness, and how easily he can be fooled by echoes or feigned voices. Since he cannot trust his own powers, he must rely on faith. In response, Faith crowns Hearing precisely because of his <text:span text:style-name="T1">desconfianza</text:span>—a term that can mean humility as well as lack of confidence and even mistrust.</text:p>
      <text:p text:style-name="Text_20_body">(insert poem example 2)</text:p>
      <text:p text:style-name="Text_20_body">What would it mean, then, for hearing to be the favored sense of faith not just because of its humility, but because of its actual weakness? Dominique Reyre interprets the play as a straightforward medium for “transmission of dogma,” and Margaret Greer analyzes it anthropologically as a ritual that reinforced the king’s power; but neither scholar accounts sufficiently for the high degree of uncertainty expressed on stage.<text:note text:id="ftn55" text:note-class="footnote"><text:note-citation>55</text:note-citation><text:note-body><text:p text:style-name="Footnote">Dominique Reyre, “Transmisión poética y dramatúrgica del dogma en el auto <text:span text:style-name="T1">El nuevo palacio del Retiro</text:span> de Calderón: La teología eucarística de las metáforas,” <text:span text:style-name="T1">Criticón</text:span> 102 (2008): 113–22; Margaret Greer, “Los dos cuerpos del rey en Calderón: <text:span text:style-name="T1">El nuevo palacio del Retiro</text:span> y <text:span text:style-name="T1">El mayor encanto, amor</text:span>,” in <text:span text:style-name="T1">El teatro clásico español a través de sus monarcas</text:span>, ed. Luciano García Lorenzo (Madrid: Fundamentos, 2006), 181–202.</text:p></text:note-body></text:note> How could an auditory art form like sacred drama, or the villancicos that were usually performed in conjunction with them, provide a medium for propagating faith or instituting social discipline, if hearing was so easily deceived?</text:p>
      <text:p text:style-name="Text_20_body">Calderón presents one character, Judaism, who hears what Faith says but lacks the faith to believe it; and another, Hearing, who admits that he cannot trust his own sense but for that very reason receives Faith’s favor. In Calderón’s play, the mysteries of the Eucharist are beyond physical sensation: vision, taste, touch, and smell would not lead to the truth of Christ’s presence in the host, but only hearing and believing Christ’s words “This is my body” as spoken by the priest. Fully in line with the discourse on sensation and faith in the Roman Catechism, Calderón advises his listeners to trust some senses while distrusting others; to seek God through sensation while purging themselves of reliance on the senses.</text:p>
      <text:p text:style-name="Text_20_body"><text:soft-page-break/>The dialectic of trust and doubt in the senses urged Catholics to rely on the Church community and not their own experience. The senses were powerful, and thus sensory art was powerful; but this power had to be harnessed to serve the purposes of the Church. Simply put, faithful hearing required listeners to doubt their own sensation.</text:p>
      <text:h text:style-name="Heading_20_4" text:outline-level="4">Hearing the Word in Community</text:h>
      <text:p text:style-name="First_20_paragraph">Catholic devotional music provided a practical medium for both appealing to the ear and training it, though music amplified the challenges of acquiring faith through hearing. Catholic listeners were encouraged to doubt their senses as much as to trust them; and church leaders struggled with the frightening possibility that some people might simply lack the capacity for hearing with faith. Religious ear training required individual discipline to avoid the danger of over-reliance on subjective sensory experience and to learn to discern the spiritual truth communicated through musical patterns. This training would also need to discipline the whole community to overcome misunderstandings based on cultural conditioning.</text:p>
      <text:p text:style-name="Text_20_body">Propagating faith, then, meant trying to establish not just individual Christians, but also building a Christian society as the body of Christ. Faithful Catholics had to learn to submit their sensory experience to the authority of the Church as the source of certainty, as the living, communal embodiment of Christ the Word in the world. For Roman Catholics, the Church <text:span text:style-name="T1">was</text:span> the gospel, and the task of building the Church could not be separated from the work of building an empire.</text:p>
      <text:p text:style-name="Text_20_body">As Catholics worked to create Christian communities, music was a potent tool for creating harmony, for instituting social discipline as a reflection of the heavenly hierarchy.<text:note text:id="ftn56" text:note-class="footnote"><text:note-citation>56</text:note-citation><text:note-body><text:p text:style-name="Footnote">Geoffrey Baker, <text:span text:style-name="T1">Imposing Harmony: Music and Society in Colonial Cuzco</text:span> (Durham, NC: Duke University Press, 2008); Irving, <text:span text:style-name="T1">Colonial Counterpoint</text:span>; Bernardo Illari, “Polychoral Culture: Cathedral Music in La Plata (Bolivia), 1680–1730” (PhD diss., University of Chicago, 2001).</text:p></text:note-body></text:note> <text:soft-page-break/>The virtue of man as Neoplatonic microcosm was reflected in the broader society and in turn depended on it. Spanish political thinkers conceived of the colonial project in terms of establishing harmony in society.<text:note text:id="ftn57" text:note-class="footnote"><text:note-citation>57</text:note-citation><text:note-body><text:p text:style-name="Footnote">Baker, <text:span text:style-name="T1">Imposing Harmony</text:span>, 22–31.</text:p></text:note-body></text:note> Most educated Spaniards were familiar with the medieval philosopher Boethius (either directly or through expositions of his ideas in contemporary music treatises like that of Pedro Cerone) and his concept that there were three kinds of music: <text:span text:style-name="T1">musica instrumentalis</text:span>, sounding, playing music; <text:span text:style-name="T1">musica humana</text:span>, the harmony of the individual in body and soul, reason and passion, and the concord of human society; and <text:span text:style-name="T1">musica mundana</text:span>, the music of the celestial spheres.<text:note text:id="ftn58" text:note-class="footnote"><text:note-citation>58</text:note-citation><text:note-body><text:p text:style-name="Footnote">Anicius Manlius Torquatus Severinus Boethius, “De institutione musica libri quinque,” in <text:span text:style-name="T1">Boetii de institutione arithmetica libro duo De institutione musica libri quinque</text:span>, ed. Godofredus Friedlein (Leipzig: Teubner, 1867), bk. 2, pp. 187–189; Pedro Cerone, <text:span text:style-name="T1">El melopeo y maestro</text:span> (Naples, 1613), 203–8.</text:p></text:note-body></text:note> The proper performance of <text:span text:style-name="T1">musica instrumentalis</text:span>, they believed, could actually attune the <text:span text:style-name="T1">musica humana</text:span> on individual and social levels, bringing human society in concord with the order of the cosmos, and beyond it, with the mysterious harmonious of the triune God.</text:p>
      <text:p text:style-name="Text_20_body">Catholic music, then, was not <text:span text:style-name="T1">about</text:span> society; it was a form <text:span text:style-name="T1">of</text:span> society. This is why the Franciscan friars in New Spain and the Jesuit priests in Brazil not only started parishes, but also trained choirs. Forming choirs of boys and training ensembles of village musicians in colonial Mexico were practical means of establishing the Church and propagating faith on individual and communal levels. The musical ritual of the seventeenth-century Church involved a large number of community participants, for whom performing music with the body and hearing it were inextricably linked. The musical efforts of the colonizing church concretely built social relationships through musical training.<text:note text:id="ftn59" text:note-class="footnote"><text:note-citation>59</text:note-citation><text:note-body><text:p text:style-name="Footnote">Jesús A. Ramos-Kittrell, <text:span text:style-name="T1">Playing in the Cathedral: Music, Race, and Status in New Spain</text:span> (Oxford: Oxford University Press, 2016).</text:p></text:note-body></text:note> For this reason, we cannot fully understand the faith of early modern Catholics on the basis of verbal formulations alone; we need to see and hear how communities practiced their faith through coordinated action—such as in devotional music.<text:note text:id="ftn60" text:note-class="footnote"><text:note-citation>60</text:note-citation><text:note-body><text:p text:style-name="Footnote">The Lutheran hymn composer Johann Crüger advocated a similar concept of “the musical practice of piety” (<text:span text:style-name="T1">Praxis pietatis melica</text:span>, 1647 and many later editions), coming out of the Lutheran “new piety” movement of the seventeenth century, whose proponents (Martin Moller, Johann Arndt) were inspired by much of the same medieval devotional literature as their Catholic counterparts.</text:p></text:note-body></text:note></text:p>
      <text:h text:style-name="Heading_20_3" text:outline-level="3"><text:soft-page-break/>The Primacy of Hearing in Villancicos</text:h>
      <text:p text:style-name="First_20_paragraph">Villancicos provide evidence for a broad public discourse about sensation and faith that manifests these same theological preoccupations and anxieties. Through vernacular poetry and likely also through musical style, the creators and performers of villancicos addressed hearers of multiple social stations and levels of education. These pieces often represented complex theological concepts, but they made these concepts accessible in quite a different way than a theological treatise or even a sermon.</text:p>
      <text:p text:style-name="Text_20_body">Certainly it is legitimate to ask, as José María Díez Borque has done for Calderonian drama, how much listeners could actually hear and understand of these complex performances—a question that would also apply to other vernacular music like Italian oratorios and German Lutheran sacred concertos.<text:note text:id="ftn61" text:note-class="footnote"><text:note-citation>61</text:note-citation><text:note-body><text:p text:style-name="Footnote">Jose Maria Diez Borque, “El auto sacramental calderoniano y su publico: Funciones del texto cantado,” in <text:span text:style-name="T1">Calderon and the Baroque Tradition</text:span>, ed. Kurt Levy, Jesus Ara, and Gethin Hughes (Waterloo, Ontario, Canada: Wilfred Laurier University Press, 1985), 49–68.</text:p></text:note-body></text:note> How much of the poetic text could be perceived by listeners outside the walls of the cathedral choir or on the other side of convent partitions? Factors of acoustics, vocal performance practice, and instrumentation (such as the balance between singers and players), would all come into play, in addition to the problems of individual training already discussed. Educated people who possessed the means and connections to acquire printed pamphlets of villancico poetry would doubtless have understood more in the moment of performance and in reflection on the text before or after. But even common people may have had the aural capacity to perceive the gist of what these pieces were trying to communicate. Margit Frenk argues that Spanish literature of this period was written for the ear and that reading in most cases meant one person reading out loud to an audience of illiterate family and friends, whose auditory comprehension and memory would probably astound us today.<text:note text:id="ftn62" text:note-class="footnote"><text:note-citation>62</text:note-citation><text:note-body><text:p text:style-name="Footnote">Margit Frenk, <text:span text:style-name="T1">Entre la voz y el silencio: La lectura en tiempos de Cervantes</text:span> (Madrid: Fondo de Cultura Económica, 2005).</text:p></text:note-body></text:note> As individual villancicos were repeated, and as conventional villancico types were <text:soft-page-break/>performed at multiple festivals each year in public settings where many kinds of listeners were present, these pieces must have shaped attitudes and beliefs in the broader community.</text:p>
      <text:h text:style-name="Heading_20_4" text:outline-level="4">Contests of the Senses at Segovia Cathedral</text:h>
      <text:p text:style-name="First_20_paragraph">Two villancicos from Segovia in the later seventeenth century demonstrate that devotional music could present a sophisticated discourse on sensation and faith, one that not only educated hearers about doctrine but actually challenged them to listen with new ears. The contest of the senses in Calderón’s play is echoed in villancicos by successive chapelmasters at Segovia Cathedral. In the 1670s, Miguel de Irízar set the villancico <text:span text:style-name="T1">Si los sentidos queja forman del Pan divino</text:span>, later attributed to the Zaragozan poet Vicente Sánchez, for eight voices and instruments in grand polychoral style (E-SE: 18/19, 5/32).<text:note text:id="ftn63" text:note-class="footnote"><text:note-citation>63</text:note-citation><text:note-body><text:p text:style-name="Footnote">José López-Calo, <text:span text:style-name="T1">La música en la Catedral de Segovia</text:span>, 2 vols. (Segovia: Diputación Provincial de Segovia, 1988).</text:p></text:note-body></text:note> Irízar was born in 1634 and served at Segovia from 1671 until his death in 1684. A few decades later Irízar’s successor, Jerónimo de Carrión (1660–1721), set the same text as a solo continuo song (E-SE: 28/25).<text:note text:id="ftn64" text:note-class="footnote"><text:note-citation>64</text:note-citation><text:note-body><text:p text:style-name="Footnote">Andrew A. Cashner, ed., <text:span text:style-name="T1">Villancicos About Music from Seventeenth-Century Spain and New Spain</text:span>, Web Library of Seventeenth-Century Music 32 (Society for Seventeenth-Century Music, 2017), 133–52, <text:a xlink:type="simple" xlink:href="http://www.sscm-wlscm.org/" text:style-name="Internet_20_link" text:visited-style-name="Visited_20_Internet_20_Link"><text:span text:style-name="Definition">http://www.sscm-wlscm.org/</text:span></text:a>.</text:p></text:note-body></text:note></text:p>
      <text:p text:style-name="Text_20_body">The poem invites hearers to imagine the senses “filing a complaint” against the bread of the Eucharist because “what they sense is not by faith consented” (<text:span text:style-name="T1">porque lo que ellos sienten no es de fe consentido</text:span>, poem example 3).<text:note text:id="ftn65" text:note-class="footnote"><text:note-citation>65</text:note-citation><text:note-body><text:p text:style-name="Footnote">Vicente Sánchez, <text:span text:style-name="T1">Lyra Poética de Vicente Sanchez, natvral de la Imperial Civdad de Zaragoza. Obras Posthvmas</text:span> (Zaragoza, 1688), 171–72.</text:p></text:note-body></text:note> In a motto that is repeated after each copla, the poem admonishes, “let the senses not resent it” (<text:span text:style-name="T1">no se den por sentidos los sentidos</text:span>)—playing on the word for <text:span text:style-name="T1">sense</text:span> in several ways. Each of the coplas treats a different sense, following nearly the same order as in Calderón’s play: Sight comes first, followed by Touch; next are Taste and Smell, and Hearing comes last and wins the day (table 1).</text:p>
      <text:p text:style-name="Text_20_body">(insert poem example 3)</text:p>
      <text:p text:style-name="Text_20_body">(insert table 1)</text:p>
      <text:p text:style-name="Text_20_body">The two surviving settings of <text:span text:style-name="T1">Si los sentidos</text:span> by Irízar and Carrión stage this contest of <text:soft-page-break/>the senses in sound. The Segovia Cathedral archive preserves manuscript performing parts for both settings along with Irízar’s draft score for his version.<text:note text:id="ftn66" text:note-class="footnote"><text:note-citation>66</text:note-citation><text:note-body><text:p text:style-name="Footnote">The performing parts for Irízar’s setting are in E-SE: 5/32 (in a copyist’s hand), and E-SE:18/19 contains the the score in the composer’s own hand. Carrión’s performing parts are in E-SE: 28/25.</text:p></text:note-body></text:note> As rare as composers’ scores of villancicos are, Irízar’s manuscripts are doubly valuable because this economical composer drafted his music in makeshift notebooks stitched together from piles of his received letters, fitting up to twelve staves of music in the margins and unused sides of the paper. The letters reflect a correspondence with a broad peninsular network of musicians, often about exchanging villancico poetry (see chapter <text:span text:style-name="T2">??</text:span>).<text:note text:id="ftn67" text:note-class="footnote"><text:note-citation>67</text:note-citation><text:note-body><text:p text:style-name="Footnote">José López-Calo, “Corresponsales de Miguel de Irízar,” <text:span text:style-name="T1">Anuario musical</text:span>, no. 18 (1963): 197–222; Matilde Olarte Martínez, “Miguel de Irízar y Domenzain (1635–1684?): Biografía, epistolario y estudio de sus Lamentaciones” (PhD diss., Universidad de Valladolid, 1992); Pablo-Lorenzo Rodríguez, “Villancicos and Personal Networks in 17th-Century Spain,” <text:span text:style-name="T1">Journal of the Institute of Romance Studies</text:span> 8 (1998): 79–89.</text:p></text:note-body></text:note> Irízar probably received this poem through such correspondence with a colleague in Zaragoza. Carrión likely knew (and probably performed) Irízar’s setting from the archive, but the differences between his text and that of Irízar suggest that Carrión had a separate source for the Sánchez poem, one that was closer to the poem published in Sánchez’s 1688 posthumous works.<text:note text:id="ftn68" text:note-class="footnote"><text:note-citation>68</text:note-citation><text:note-body><text:p text:style-name="Footnote">Sánchez, <text:span text:style-name="T1">Lyra Poética</text:span>, 171–72.</text:p></text:note-body></text:note></text:p>
      <text:p text:style-name="Text_20_body">In the earlier setting, for Corpus Christi 1674 at Segovia Cathedral, Miguel de Irízar creates a musical competition in festival style by pitting his two four-voice choirs against each other in polychoral dialogue (music example 1).<text:note text:id="ftn69" text:note-class="footnote"><text:note-citation>69</text:note-citation><text:note-body><text:p text:style-name="Footnote">Cashner, <text:span text:style-name="T1">Villancicos About Music</text:span>, 133–48. The score includes the heading, “Fiesta del SSantissimo de este año del 1674.”</text:p></text:note-body></text:note> Polychoral dialogue is typical of large-scale villancicos, but Irízar has the choirs interrupt each other in ways that create not just a dialogue, but a debate. Like a film editor creating a fight scene, Irízar builds intensity by cutting the text into shorter phrases to be tossed back and forth between the two choirs: <text:span text:style-name="T1">no se den por sentidos</text:span> becomes <text:span text:style-name="T1">no se den</text:span> and then <text:span text:style-name="T1">no, no</text:span>.</text:p>
      <text:p text:style-name="Text_20_body">(insert music example 1)</text:p>
      <text:p text:style-name="Text_20_body">Irízar creates a steadily increasing sense of excitement through shifts of rhythmic motion and style. The setting of the opening phrase suggests a tone of hushed awe: the voices sing low in their registers, with a slow harmonic rhythm, and pause for prominent breaths (mm. 1–9). The harmonies here change less frequently than in the following sections, creating <text:soft-page-break/>a relatively static feeling for this introduction. In m. 10 Irízar has the ensemble switch to ternary meter and increases the rate of harmonic motion. The sense of antagonism is heightened when one choir interrupts the other with exclamations of <text:span text:style-name="T1">no</text:span> on normally weak beats (mm. 16–17). When Irízar returns to duple meter in m. 25, the voices move in smaller note values (<text:span text:style-name="T1">corcheas</text:span>) and exchange shorter phrases, so that the tempo feels faster (and the actual tempo could certainly be increased here in performance). Each choir’s entrances become more emphatic, repeating tones in simple triads, and Irízar adds more offbeat accents and syncopations, particularly for <text:span text:style-name="T1">no se den por sentidos los sentidos</text:span> in mm. 32–53. The estribillo builds to a climactic <text:span text:style-name="T1">peroratio</text:span> (the rousing conclusion of an oration) with the voices breaking into imitative texture in descending melodic lines.</text:p>
      <text:p text:style-name="Text_20_body">The distinguishing stylistic characteristics of the setting suggest that Irízar is evoking a musical battle topic, a style one may find in <text:span text:style-name="T1">batallas</text:span> for organ as well as other villancicos on military themes.<text:note text:id="ftn70" text:note-class="footnote"><text:note-citation>70</text:note-citation><text:note-body><text:p text:style-name="Footnote"><text:span text:style-name="T1">Grove Music Online</text:span>, Oxford Music Online (Oxford: Oxford University Press, 2016), s. v. <text:span text:style-name="T1">battle music</text:span>; Mary Ellen Sutton, “A Study of the Seventeenth-Century Iberian Organ Batalla: Historical Development, Musical Characteristics, and Performance Considerations” (DMA thesis, University of Kansas, 1975), discusses examples including those in Martín y Coll’s <text:span text:style-name="T1">Huerto ameno de flores de música</text:span> (Madrid, 1709). Another villancico in this style is Antonio de Salazar’s <text:span text:style-name="T1">Al campo, a la batalla</text:span> (MEX-Mc: A28).</text:p></text:note-body></text:note> Battle pieces typically feature a slow, peaceful introduction followed by sections in contrasting meters and styles and a texture of dialogue between opposing groups (as in between high and low registers on the keyboard). Typical of the style is the reiteration of 5/3 (“root position”) chord voicings, with the bass moving by fourths and fifths, and the syncopated 3–3–2 groupings of <text:span text:style-name="T1">corcheas</text:span> (eighth notes) on <text:span text:style-name="T1">no se den por sentidos los sentidos</text:span> as in mm. 31–33.<text:note text:id="ftn71" text:note-class="footnote"><text:note-citation>71</text:note-citation><text:note-body><text:p text:style-name="Footnote">Compare, for example, the anonymous <text:span text:style-name="T1">Batalha</text:span> in P-BRad: Ms. 963, fol. 56; Pedro de Araújo (attrib.), “Batalha de sexto tom. compendiária da primeira,” in <text:span text:style-name="T1">Pedro de Araújo (17. Jahrhundert): Ausgewählte Werke</text:span>, ed. Gerhard Doderer, Organa Hispanica: Iberische Music des 16., 17. und 18. Jahrhunderts für Tasteninstrumente 9 (Heidelberg: Willy Müller/Süddeutscher Musikverlag, 1984).</text:p></text:note-body></text:note> </text:p>
      <text:p text:style-name="Text_20_body">Irízar sets the coplas, by contrast, in a sober and deliberate style. The melody moves more calmly in duple meter with melodic phrases that fit well with the rhetorical structure of the poetic strophes. Irízar has the treble soloist sing the third and fourth lines of each strophe in short paired phrases; each time the second phrase repeats the first, transposed down a fifth. This creates a feeling of a teacher saying “on the one one hand” and “on the other hand” that <text:soft-page-break/>suits the general philosophical tone of the strophes and matches the specific poetic phrasing of these lines. To recall the Jesuit formula, Irízar’s estribillo seems more designed to delight, while the coplas provide more of an opportunity to teach.</text:p>
      <text:p text:style-name="Text_20_body">Irízar’s villancico seems to speak to a large crowd through bold, unsubtle gestures and sharp contrasts of bright colors. By contrast, Jerónimo de Carrión’s later setting of the same poem invites a more personal reflection (music example 2).<text:note text:id="ftn72" text:note-class="footnote"><text:note-citation>72</text:note-citation><text:note-body><text:p text:style-name="Footnote">Cashner, <text:span text:style-name="T1">Villancicos About Music</text:span>, 149–52.</text:p></text:note-body></text:note> Carrión was capable of the festival style, as in his <text:span text:style-name="T1">Qué destemplada armonía</text:span> (E-SE: 20/5), which almost takes on the dimensions of a <text:span text:style-name="T1">cantada</text:span>. But this setting fits more in the subgenre of <text:span text:style-name="T1">tono divino</text:span> or chamber villancico, a continuo song used in more intimate settings like Eucharistic devotion.<text:note text:id="ftn73" text:note-class="footnote"><text:note-citation>73</text:note-citation><text:note-body><text:p text:style-name="Footnote">See, for example, Luis Robledo Estaire, ed., <text:span text:style-name="T1">Tonos a lo divino y a lo humano en el Madrid Barroco</text:span> (Madrid: Editorial Alpuerto/Fundación Caja Madrid, 2003).</text:p></text:note-body></text:note> The style is similar to the “high Baroque” music of contemporary Italy, with a tonal harmonic language, a running bass part in the accompaniment, and a single affective manner throughout. </text:p>
      <text:p text:style-name="Text_20_body">(insert music example 2)</text:p>
      <text:p text:style-name="Text_20_body">The dialogue and rivalry of the poetic text is embodied now not through polychoral effects but through motivic exchanges between voice and accompaniment. Instead of metrical contrasts from one section to the next, Carrión creates rhythmic contrasts between simultaneous voices. Carrión dramatizes <text:span text:style-name="T1">queja</text:span> (mm. 3–4) with a metrical disagreement between the two voices (normal ternary motion versus the voice’s sesquialtera). The descending pattern of leaps for <text:span text:style-name="T1">porque lo que ellos sienten</text:span> perhaps evokes the sense in tumult, and it creates a certain amount of rhythmic confusion as it moves between voices. Carrión creates a climax through a series of phrases in close imitation between soloist and accompaniment in mm. 18–32 that leads the singer to the top of his register in mm. 35–37. The upward leaps in the last line on <text:span text:style-name="T1">no se den</text:span> (mm. 41–42) contrast with the downward leaping motive of the opening gesture on <text:span text:style-name="T1">sentidos</text:span> (m. 1). The solo setting allows the singer and <text:soft-page-break/>instrumentalists much more expressive freedom than is possible in a large-ensemble texture, and likewise the individual voice of the singer might encourage a more subjective response in individual listeners.</text:p>
      <text:h text:style-name="Heading_20_4" text:outline-level="4">Ranking the Senses in Early Modern Philosophy</text:h>
      <text:p text:style-name="First_20_paragraph">The treatment of the senses in this villancico family reflects a common physiological model of sensation and perception, as educated Spaniards would have learned from the kind of scientific and theological treatises available to them in seminary and convent libraries in Spain and Mexico.<text:note text:id="ftn74" text:note-class="footnote"><text:note-citation>74</text:note-citation><text:note-body><text:p text:style-name="Footnote">Some of these libraries are still preserved in their original location, such as the Monastery of the Escorial in Spain; others are now kept in the state libraries or form the core of smaller rare-book collections. For example, the Biblioteca Palafoxiana and Biblioteca José María Lafragua in Puebla include large holdings with <text:span text:style-name="T1">ex libris</text:span> markings and firemarks of Puebla’s historic seminary libraries.</text:p></text:note-body></text:note> Spanish philosophers taught that vision, not hearing, was the first and highest of the five exterior senses; but hearing superseded the other senses in matters of faith. A typical example is the 1557 natural-philosophy textbook <text:span text:style-name="T1">Phisica, Speculatio</text:span> by an Augustinian friar in New Spain, Alphonsus à Veracruce.<text:note text:id="ftn75" text:note-class="footnote"><text:note-citation>75</text:note-citation><text:note-body><text:p text:style-name="Footnote">Alphonsus à Veracruce, <text:span text:style-name="T1">Phisica, Specvlatio</text:span> (Mexico City, 1557).</text:p></text:note-body></text:note> Veracruce summarizes the traditional Catholic teaching, which drew on Aristotle as interpreted by Thomas Aquinas. Veracruce’s Latin treatise accords with the Dominican friar Luis de Granada’s widely read Spanish <text:span text:style-name="T1">Introduction to the Creed</text:span> of 1583.<text:note text:id="ftn76" text:note-class="footnote"><text:note-citation>76</text:note-citation><text:note-body><text:p text:style-name="Footnote">Fray Luis de Granada, <text:span text:style-name="T1">Introducción del símbolo de la fe</text:span>, Biblioteca de autores españoles 6 (Madrid: M. Rivadeneyra, 1871); Fray Luis de Granada, <text:span text:style-name="T1">Introducción del Símbolo de la Fe [Pt. 1]</text:span>, ed. José María Balcells (Madrid: Cátedra, 1989).</text:p></text:note-body></text:note></text:p>
      <text:p text:style-name="Text_20_body">As Fray Luis explains this widespread understanding of perception, the five exterior senses were linked to a set of interior senses or faculties, including the affective faculty, in which the sensory stimuli interacted with the balance of bodily humors (table 2).<text:note text:id="ftn77" text:note-class="footnote"><text:note-citation>77</text:note-citation><text:note-body><text:p text:style-name="Footnote">Luis de Granada, <text:span text:style-name="T1">Introducción del Símbolo de la Fe [Pt. 1]</text:span>, ch. 27–35, pp. 439–494.</text:p></text:note-body></text:note> The five exterior senses mediated between the outside world and the interior senses by means of the ethereal <text:span text:style-name="T1">spiritus animales</text:span>, which were something like invisible beams of light that flowed through the nerves. The cerebrum housed the internal faculties, which “made sense” of what the external senses told them—first the “common sense,” a kind of reception area where the exterior senses met the interior faculties; and next the imagination, the cogitative faculty, and <text:soft-page-break/>memory. All of these exterior and interior senses were part of the <text:span text:style-name="T1">ánima sensitiva</text:span>, the sensing, reasoning soul. In addition to these senses the <text:span text:style-name="T1">ánima sensitiva</text:span> possessed an affective faculty, in which the balance of humors in the body interacted with the interior and exterior senses to produce different “passions” or “affects” (Fray Luis uses <text:span text:style-name="T1">pasiones</text:span> and <text:span text:style-name="T1">afectos</text:span> interchangeably). Based on a fundamental dichotomy like magnetism between attraction and repulsion, this “concupiscible” part of the soul experienced three primary pairs of passions: love and hate, desire and fear, joy and sadness. </text:p>
      <text:p text:style-name="Text_20_body">(insert table 2)</text:p>
      <text:p text:style-name="Text_20_body">The act of sensation, then, involved the entire body and soul, in a holistic model that Descartes would later challenge. The external senses differed, though, in how they connected the external world to the internal faculties and passions. The hierarchy of the senses was determined by the degree of mediation between the object of sensation and the person sensing. The most base sense was taste, because the person actually had to physically consume the object of sensation. The most powerful sense was sight, since it enabled a person to perceive objects a great distance away without any direct contact.</text:p>
      <text:p text:style-name="Text_20_body">Hearing stood out from the other senses because for it alone, the object of perception was not identical with the thing sensed. As Calderón’s character Hearing says, “Sight sees, without doubting/ what she sees; Smell smells/ what he smells; Touch touches/ what he touches, and Taste tastes/ what he tastes, since the object/ is proximate [immediate] to the action.”<text:note text:id="ftn78" text:note-class="footnote"><text:note-citation>78</text:note-citation><text:note-body><text:p text:style-name="Footnote">Calderón de la Barca, <text:span text:style-name="T1">El nuevo palacio</text:span>, ll. 577–582.</text:p></text:note-body></text:note> But Hearing hears a person’s voice, not the person directly, as Calderón’s text continues: “But what Hearing hears/ is only a fleeting echo,/ born of a distant voice/ without a known object.”<text:note text:id="ftn79" text:note-class="footnote"><text:note-citation>79</text:note-citation><text:note-body><text:p text:style-name="Footnote">Ibid., ll. 583–586.</text:p></text:note-body></text:note> While this feature of hearing may have made it “easily deceived,” it also gave this sense a unique capability in spiritual matters, where the object of perception was not <text:soft-page-break/>immediately sensible at all.</text:p>
      <text:p text:style-name="Text_20_body">The poetic contests of the senses thus rearrange the traditional scholastic hierarchy by putting Hearing at the end for a dramatic climax. Sight comes first, but Hearing, the underdog competitor, triumphs at the last.<text:note text:id="ftn80" text:note-class="footnote"><text:note-citation>80</text:note-citation><text:note-body><text:p text:style-name="Footnote">Irízar alone (perhaps working from an earlier version of the text later attributed to Sánchez), puts Hearing in its traditional position, though this goes against the spirit of the poetic text. Perhaps he was influenced by a scholastic training to “correct” the philosophical order.</text:p></text:note-body></text:note> In the Sánchez villancico, each of the coplas highlights the failure of one of the senses to rightly perceive the sacrament. For example, the eyes “do not look at what they see,” and the Eucharist reduces Sight to “blindness” (copla 1). The “colors” and “rays of light” through which Sight normally operates are “hidden” “beneath transparent veils” and “transformed” so that “God Incarnate is not seen” (copla 2). Similarly, Touch may make contact with the host, but not with the “mystery” hidden within (copla 3). Taste and Smell (coplas 5 and 6) are similarly hindered by their ability only to perceive material accidents and not spiritual substance.</text:p>
      <text:p text:style-name="Text_20_body">The Sánchez villancico presents hearing in the last copla, through the conceit of music. The senses are “five instruments” like a musical consort, which must be “tempered” by faith. Without Faith, sight is actually blind, and touch, taste, and smell are fooled; but when properly attuned by Faith, the senses can be harmonized into a pleasing concord. Here Faith is not the object of sensation, but the subject, who delights in hearing the music of properly tuned senses.</text:p>
      <text:p text:style-name="Text_20_body">While the poem speaks of Faith listening to the music of the senses, the musical settings allow humans to listen in as well. The musical discourse adds its own layer of meaning to the poetic discourse, both by helping listeners imagine the contest of the senses (each setting in its own way), and by turning the poem into an object of sensory perception. The similarities between the settings of <text:span text:style-name="T1">Si los sentidos</text:span> by Irízar and Carrión demonstrate the persistence of concerns about the hearing’s role in faith. Meanwhile the differences between <text:soft-page-break/>versions reflect different styles not only of composition but of devotional practice in public and private settings.</text:p>
      <text:p text:style-name="Text_20_body">Irízar and Carrión take a verbal discourse on sensation and faith, in which music is the paradigm of something that pleases the ear, and bring it to life through actual music. Thus the pieces seem designed to teach listeners how to hear music even as they are listening—as the catechism advises, they accommodate hearing while training it.</text:p>
      <text:h text:style-name="Heading_20_4" text:outline-level="4">Sensory Confusion</text:h>
      <text:p text:style-name="First_20_paragraph">While the <text:span text:style-name="T1">Si los sentidos</text:span> villancicos may not project as much uncertainty about sensation and faith as does Calderón’s <text:span text:style-name="T1">El nuevo palacio del Retiro</text:span>, they still emphasize the need for all the senses to submit to faith, which means that listeners should not trust their senses alone. Some villancico poets and composers go further than stating that senses can be deceitful; they use paradox to deliberately confuse the senses for pious purposes. We have already seen in chapter 1 that many villancicos feature auditory “special effects” like echoes, voices imitating instruments, and voices imitating birdsong. Such pieces might be compared to the contemporary rise of <text:span text:style-name="T1">trompe l’oeil</text:span> effects in visual art, like the illusion of the heavens opening in the <text:span text:style-name="T1">Transparente</text:span> of Toledo Cathedral (by Narciso Tomé, 1732) or the false domes painted by Andrea Pozzo and his students on Jesuit church ceilings from Rome to China.<text:note text:id="ftn81" text:note-class="footnote"><text:note-citation>81</text:note-citation><text:note-body><text:p text:style-name="Footnote"><text:span text:style-name="T1">Grove Art Online, Oxford Art Online</text:span>, n.d., s. v. <text:span text:style-name="T1">Tomé, Narciso</text:span>; Bailey, <text:span text:style-name="T1">Art on the Jesuit Missions</text:span>, 110.</text:p></text:note-body></text:note></text:p>
      <text:p text:style-name="Text_20_body">Villancicos with “synesthetic” topics mismatch the senses in the spirit of paradox and enigma.<text:note text:id="ftn82" text:note-class="footnote"><text:note-citation>82</text:note-citation><text:note-body><text:p text:style-name="Footnote">Ursula Doetsch Kraus, <text:span text:style-name="T1">La sinestesia en la poesía española: Desde La Edad Media hasta mediados del siglo XIX; Un enfoque semántico</text:span> (Pamplona: Ediciones Universidad de Navarra, 1992) explores connections between poetic “synthesis of the senses” in Spanish verse and the actual neurological phenomenon of synesthesia.</text:p></text:note-body></text:note> For example, sight and hearing are the principal objects in the anonymous Marian fragment <text:span text:style-name="T1">Porque cuando las voces puedan pintarla</text:span> (If voices could only paint her, E-Mn: M3881/44).</text:p>
      <text:p text:style-name="Text_20_body">Cristóbal Galán juxtaposes hearing and vision in a villancico for the Conception of <text:soft-page-break/>Mary.<text:note text:id="ftn83" text:note-class="footnote"><text:note-citation>83</text:note-citation><text:note-body><text:p text:style-name="Footnote">D-Mbs: Mus. ms. 2893, edition in Bernat Cabero Pueyo, <text:span text:style-name="T1">Der Villancico des XVI. und XVII. Jahrhunderts in Spanien</text:span> (Berlin: Dissertation.de, 2000), 567–68.</text:p></text:note-body></text:note> Galán was master of the Royal Chapel from 1680 to 1684, and to judge from copies of his works in multiple archives, his works were performed all across the empire and likely served as models for provincial composers who wanted to stay current with trends in Madrid. He had actually preceded Irízar as chapelmaster at Segovia Cathedral from 1664 to 1667.<text:note text:id="ftn84" text:note-class="footnote"><text:note-citation>84</text:note-citation><text:note-body><text:p text:style-name="Footnote">John H. Baron and Jack Sage, “Grove Music Online,” n.d.</text:p></text:note-body></text:note> Galán’s text exhorts listeners to “hear the bird” and “see the voice.” The visual language in this villancico evokes the common iconography of the Holy Spirit as a dove surrounded by golden rays, such as may be seen in the Monastery of the Encarnación in Madrid, where the Royal Chapel frequently performed.<text:note text:id="ftn85" text:note-class="footnote"><text:note-citation>85</text:note-citation><text:note-body><text:p text:style-name="Footnote">Ana García Sanz and Leticia Sánchez Hernández, <text:span text:style-name="T1">Monasterios de las Descalzas Reales y de la Encarnación</text:span> (Madrid: Palacio Real de Madrid, 2011), 69–70, 81: The image was painted on the ceiling of the monastery’s Capilla del Cordero and when a new church building was added later, this image was incorporated as the central element atop the high altar.</text:p></text:note-body></text:note></text:p>
      <text:p text:style-name="Text_20_body">The poem makes <text:span text:style-name="T1">equivocación</text:span> (confusion) of sight and hearing, which is projected partly through irregular poetic meter (poem example 4).<text:note text:id="ftn86" text:note-class="footnote"><text:note-citation>86</text:note-citation><text:note-body><text:p text:style-name="Footnote">The division into lines is speculative, but the syllable counts and line groupings in this arrangement could be scanned as 10, 6 10, 8 7 6, 6, 6 10, 10.</text:p></text:note-body></text:note> In his musical setting for eleven voices in three choirs, Galán creates <text:span text:style-name="T1">equivocación</text:span> through rhythm, notation, and texture. Galán juxtaposes the three voices of Chorus I against the other two choirs by having Chorus I sing primarily in a normal triple-meter motion (with dotted figures intensifying the ternary feeling), while the other two choirs interject <text:span text:style-name="T1">¡Oigan!</text:span> and <text:span text:style-name="T1">¡Miran!</text:span> in sesquialtera rhythm.</text:p>
      <text:p text:style-name="Text_20_body">(insert poem example 4)</text:p>
      <text:p text:style-name="Text_20_body">To notate these rhythms, Galán must use white notes for the regular ternary motion in Chorus I, but blackened noteheads (mensural coloration) to indicate the hemiola pattern in the other choirs. But when each voice in Chorus I sings the synesthetic phrase “the light is heard to shine,” Galán turns the lights out—on the page at least—by giving each voice a passage in all black-note sesquialtera (figure 1). They return to white notation again for the following phrase, “while the voice is seen in purity.” Any attentive listener could hear these juxtapositions and abrupt shifts in rhythmic patterns, though only the musicians themselves would likely have recognized the dark–light symbolism in the notation.<text:note text:id="ftn87" text:note-class="footnote"><text:note-citation>87</text:note-citation><text:note-body><text:p text:style-name="Footnote">Kendrick, <text:span text:style-name="T1">Singing Jeremiah</text:span>, 36.</text:p></text:note-body></text:note></text:p>
      <text:p text:style-name="Text_20_body"><text:soft-page-break/>(insert figure 1)</text:p>
      <text:p text:style-name="Text_20_body">In texture Galán illustrates with <text:span text:style-name="T1">qué equivocación</text:span> literally by setting these words to a fugato for <text:span text:style-name="T1">equal</text:span> voices on a long ascending scalar figure (starting with the Tiple II’s stepwise ascent A<text:span text:style-name="T3">4</text:span>–G<text:span text:style-name="T3">5</text:span>). The sudden outburst of polyphonic texture in the midst of primarily homophonic polychoral dialogue could create a more affective sense of confusion as well. As the estribillo continues, Galán increasingly mixes up the music for <text:span text:style-name="T1">Oigan todos del ave</text:span>, the sesquialtera interjections, and the contrapuntal texture of <text:span text:style-name="T1">qué equivocación</text:span>, between the various choirs.</text:p>
      <text:p text:style-name="Text_20_body">Pieces like this describe and seek to incite a condition of sensory overload, an ecstasy in which all the senses blend together in the effort to grasp something that is beyond them. Such pieces provide further evidence that Catholic religious arts could not be reduced to the function of simply teaching doctrine; these pieces train the senses by appealing to them directly. They seem intended to provoke listeners to a higher form of sensation, to a holy dismay and wonder that would lead to true, faithful perception.</text:p>
      <text:h text:style-name="Heading_20_3" text:outline-level="3">Impaired Hearers, Incompetent Teachers: “Villancicos of the Deaf”</text:h>
      <text:p text:style-name="First_20_paragraph">In the terms of Athanasius Kircher, such pieces would incite “otherworldly affects and rapture of the mind,” and they would seem to share Kircher’s ideal that a listener who was “carried away beyond himself” in this way would actually move beyond sheer sensory overload and come to “experience the truth of what was said.”<text:note text:id="ftn88" text:note-class="footnote"><text:note-citation>88</text:note-citation><text:note-body><text:p text:style-name="Footnote">Kircher, <text:span text:style-name="T1">Musurgia universalis</text:span>, bk. 7, p. 550.</text:p></text:note-body></text:note> It seems reasonable to assume that those who paid repeatedly for the creation and performance of this kind of villancico believed that this music had the power to overwhelm the senses with poetic and musical ingenuity, and that they saw this kind of “dazzlement” as contributing positively to the goals of <text:soft-page-break/>church and state (to borrow Olivier Messiaen’s term from a later stage of Catholic musical chapter evangelism). At the same time, though, we might wonder how the creators of this devotional music responded to the other strain of post-Tridentine thought about music, more in the ascetic line of leaders like Juan de la Cruz, who were suspicious of music’s powers over the senses and expressed concern that such music would produce no actual fruit, no increase of faith working through hope and charity to contribute to building a virtuous society. As it turns out, villancico poets and composers addressed this topic as well. Several villancicos represent characters who are deaf or hard-of-hearing, creating comic dialogues between these figures and a religious teacher who fails to find a way to make them hear the Word.</text:p>
      <text:p text:style-name="Text_20_body">The final section of this chapter presents two of these <text:span text:style-name="T1">villancicos de sordos</text:span>—villancicos of the deaf—which dramatize the limitations of hearing, and poke fun at the difficulty some religious teachers faced in making faith appeal to this sense. Similar pieces from both sides of the Atlantic use hearing disability as a symbol of spiritual deafness: the first is by Juan Gutiérrez de Padilla from Puebla Cathedral in New Spain, and the other is by Matías Ruíz for the Royal Chapel in Madrid. Both pieces present mock catechism scenes with a friar and a “deaf” man.</text:p>
      <text:h text:style-name="Heading_20_4" text:outline-level="4">Laughing at the Deaf: Juan Gutiérrez de Padilla (Puebla, 1651)</text:h>
      <text:p text:style-name="First_20_paragraph">In 1651, only two years after the reforming bishop Juan de Palafox y Mendoza had consecrated a new, but still unfinished, cathedral in Puebla de los Ángeles, the cathedral’s chapelmaster included a “villancico of the deaf” among the villancicos for Christmas Matins. In a piece that begins <text:span text:style-name="T1">Óyeme, Toribio</text:span> and is labeled <text:span text:style-name="T1">sordo</text:span> in the partbooks, Juan Gutiérrez de Padilla created a comic dialogue between a religious teacher and a “deaf” man named Toribio <text:soft-page-break/>(poem example 5).<text:note text:id="ftn89" text:note-class="footnote"><text:note-citation>89</text:note-citation><text:note-body><text:p text:style-name="Footnote">MEX-Pc: Leg. 1/2; E. Thomas Stanford, <text:span text:style-name="T1">Catálogo de los acervos musicales de las catedrales metropolitanas de México y Puebla y de la Biblioteca Nacional de Antropología e Historia y otras colecciones menores</text:span> (Mexico City: Instituto Nacional de Antropología e Historia, 2002); Lincoln B. Spiess and Thomas Stanford, eds., <text:span text:style-name="T1">Archivo de música sacra de la catedral de Puebla</text:span> (Mexico City, 1967).</text:p></text:note-body></text:note> This villancico is part of Juan Gutiérrez de Padilla’s earliest surviving complete cycle of Christmas villancicos, and the first extant musical compositions that is known to have been performed in the new space.<text:note text:id="ftn90" text:note-class="footnote"><text:note-citation>90</text:note-citation><text:note-body><text:p text:style-name="Footnote">See also Andrew A. Cashner, “Playing Cards at the Eucharistic Table: Music, Theology, and Society in a Corpus Christi Villancico from Colonial Mexico, 1628,” <text:span text:style-name="T1">Journal of Early Modern History</text:span> 18, no. 4 (2014): 383–419; Gustavo Mauleón Rodríguez, ed., <text:span text:style-name="T1">Juan Gutiérrez de Padilla y la época Palafoxiana</text:span> (Puebla: Gobierno del Estado de Puebla, Secretaría de Cultura, 2010).</text:p></text:note-body></text:note> Since Padilla was a member of the Congregation of the Oratory of Philip Neri, whose building in Puebla was consecrated in 1651, these villancicos may have been performed at the <text:span text:style-name="T1">oratorio</text:span> as well. In that venue, dramatic elements like costumes, gestures, and even choreography might have been more likely that in the cathedral; and the group of listeners likely included a broader mixture of people of different social status, who would have listened with somewhat different expectations than those participating in the Christmas Eve liturgy before the new high altar, or those straining to listen in from surrounding spaces. Both the cathedral and the oratorio were designed as spaces in which colonial residents could hear the Word through Scripture, liturgy, preaching, and music. Padilla’s comic “deaf” villancico explicitly plays with the challenges of hearing the faith and making it heard.</text:p>
      <text:p text:style-name="Text_20_body">(insert poem example 5)</text:p>
      <text:p text:style-name="Text_20_body">Padilla sets the anonymous poem as a dialogue between two soloists, each accompanied by a bass reed instrument (Padilla calls the texture of soloist and accompanying instrument a <text:span text:style-name="T1">dúo con bajón</text:span>); followed by a five-voice choral section. Though two key partbooks are missing, including the Tenor I part who played the deaf man, the dialogue can be reconstructed because the lyrics of the deaf man’s part were written in the surviving bass part.<text:note text:id="ftn91" text:note-class="footnote"><text:note-citation>91</text:note-citation><text:note-body><text:p text:style-name="Footnote">In Padilla’s manuscripts, <text:span text:style-name="T1">dúo</text:span> means a single voice at a time with a single instrumental bass line, in this case specified to be played on <text:span text:style-name="T1">bajón</text:span>. The surviving parts for this section are Altus I and Bassus II; the Tenor I and Bassus I partbooks are lost. The Altus I includes the friar’s part, which was probably accompanied by the Bassus I on <text:span text:style-name="T1">bajón</text:span> (lost). The deaf man was played by the Tenor I (lost), accompanied by Bassus II on <text:span text:style-name="T1">bajón</text:span>. Though the Tenor I solo music is missing, the lyrics for the vocal part are written in above the accompaniment in the Bassus II part. Thus we have the music for the friar without its accompaniment, and the accompaniment for the deaf man and most of the lyrics, but not the deaf man’s music.</text:p></text:note-body></text:note> The lyrics are preserved in one of the few imprints of villancico poetry from Puebla to match up with surviving music, from Christmas 1651.<text:note text:id="ftn92" text:note-class="footnote"><text:note-citation>92</text:note-citation><text:note-body><text:p text:style-name="Footnote">Thanks to Gustavo Mauleón for making available scans of a few pages of this imprint, held in an anonymous private collection in Puebla.</text:p></text:note-body></text:note></text:p>
      <text:p text:style-name="Text_20_body">Playing with a conventional villancico type of a dialogue between a <text:span text:style-name="T1">docto</text:span> and a <text:span text:style-name="T1">simple</text:span>—a learned man and a simpleton—Padilla’s villancico stages a parody of catechism instruction. <text:soft-page-break/>The friar’s attempts to communicate with the “deaf” man fail, and this prompts the chorus to warn the congregation against spiritual deafness.</text:p>
      <text:p text:style-name="Text_20_body">Padilla dramatizes the two characters’ unsuccessful attempts to communicate through disjunctions of rhythm and mode (music example 3). Rhythmically, Padilla gives the friar relatively refined and elegant musical speech, while the deaf man’s speech is halting and clumsy, as in the offbeat figure on <text:span text:style-name="T1">¿Eh? ¿eh? que no te oigo</text:span> (Huh? huh? I can’t hear you). The two men interrupt each other and cannot follow each other’s train of thought.</text:p>
      <text:p text:style-name="Text_20_body">(insert music example 3)</text:p>
      <text:p text:style-name="Text_20_body">Padilla illustrates the men’s disagreement by having them fail to concur on where to cadence. Given the one-flat <text:span text:style-name="T1">cantus mollis</text:span> signature, the cadence points articulated by the extant bass part, and the final on F, Padilla probably would have categorized this piece as mode 11 or 12.<text:note text:id="ftn93" text:note-class="footnote"><text:note-citation>93</text:note-citation><text:note-body><text:p text:style-name="Footnote">Cerone, <text:span text:style-name="T1">El melopeo y maestro</text:span>, 873–82; Cristle Collins Judd, “Renaissance Modal Theory: Theoretical, Compositional, and Editorial Perspectives,” in <text:span text:style-name="T1">The Cambridge History of Western Music History</text:span>, ed. Thomas Christensen (Cambridge: Cambridge University Press, 2002), 364–406; Gregory Barnett, “Tonal Organization in Seventeenth-Century Music Theory,” in <text:span text:style-name="T1">The Cambridge History of Western Music History</text:span>, ed. Thomas Christensen (Cambridge: Cambridge University Press, 2002), 407–55.</text:p></text:note-body></text:note> Thus the friar appropriately sings an opening phrase that surely would have cadenced on F; but the deaf man responds with a phrase that cadences on C. At one point the friar moves to a cadence on A, but the deaf man, responding that he can’t hear out of that ear, cadences on D. The friar says he will try the other ear; as though trying to meet Toribio on his level, he moves to cadence on the same note. But no sooner has the friar moved to D, than Toribio, saying, “Out of that ear I hear even less!” moves to a cadence on C. This pushes the friar over the edge. He bursts out, “You are a sheer idiot!”—mimicking the deaf man’s halting short-long rhythms, and returning to his own final of F.</text:p>
      <text:p text:style-name="Text_20_body">Next the Altus I singer, who has been representing the friar, addresses the congregation like a preacher: “The laughter of the dawn will turn to sobs,” he says—referring to the Virgin Mary—when, having given birth to the Word Incarnate, “her eyes see deaf men.” Padilla sets the final phrase about deaf men with ten blackened notes in mensural coloration. Where Galán <text:soft-page-break/>used musical coloration as a symbol of blindness, here Padilla would seem to use the same symbol to point to a deficit in hearing. This phrase forms a pattern known in rhetorical terms as <text:span text:style-name="T1">catabasis</text:span> as it descends in a leaping melodic sequence. </text:p>
      <text:p text:style-name="Text_20_body">When the rest of Chorus I joins in for the responsión, their repeated dotted rhythm suggests vivacious laughter and comic offbeat sobs on <text:span text:style-name="T1">sollozos</text:span> (music example 4). The catabasis figure is passed through all the voices in imitation, leading to a harmonic catabasis when the Tiple I adds E flat—shifting further away from the “natural” into the “weak” realm of flats. The heavy syncopation in each voice creates rhythmic confusion that is not sorted out until the final cadential flourish on F, validating the friar’s initial choice of mode.</text:p>
      <text:p text:style-name="Text_20_body">(insert music example 4)</text:p>
      <text:p text:style-name="Text_20_body">Padilla uses his characteristic mixture of sophisticated musical technique, high-minded theology, and low caricature to exploit the deaf for the amusement of the hearing, making them into a warning against spiritual deafness. The “deaf men” that will make Mary weep are all people whose ears have been stopped by sin and cannot hear the divine Word of Christ with faith. This concept recalls the definition of <text:span text:style-name="T1">sordo</text:span> in the 1611 Spanish dictionary of Sebastián de Covarrubias, who defines the <text:span text:style-name="T1">sordo</text:span>, not as one who is <text:span text:style-name="T1">unable</text:span> to hear, but rather as “he who does not hear.” He adds, “There is no worse kind of deaf man than the one who is unwilling to hear.”<text:note text:id="ftn94" text:note-class="footnote"><text:note-citation>94</text:note-citation><text:note-body><text:p text:style-name="Footnote">Sebastián de Covarrubias Orozco, <text:span text:style-name="T1">Tesoro de la lengua castellana, o española</text:span> (Madrid, 1611), s. v. <text:span text:style-name="T1">sordo</text:span>: “SORDO, Lat. surdus, el que no oye. No ay peor sordo que le que no quiere oyr.”</text:p></text:note-body></text:note></text:p>
      <text:h text:style-name="Heading_20_4" text:outline-level="4">Learning from the Deaf: Matías Ruíz (Madrid, 1671)</text:h>
      <text:p text:style-name="First_20_paragraph">The last example, the <text:span text:style-name="T1">Villancico de los sordos</text:span> by Matías Ruiz (E-E: Mús. 83-12), invites more sympathy for the deaf and extends its parody to the catechist as well (poem example 6). The poetry imprint survives from the first performance by the Royal Chapel at Madrid’s <text:soft-page-break/>Convent of the Incarnation in 1671, where Ruiz was chapelmaster.<text:note text:id="ftn95" text:note-class="footnote"><text:note-citation>95</text:note-citation><text:note-body><text:p text:style-name="Footnote">“Villancicos que se han de cantar en el Real Convento de la Encarnación, la Noche de Navidad, Este Año de 1671” (Madrid, 1671); Robert Stevenson, “Grove Music Online,” n.d.</text:p></text:note-body></text:note> Here the <text:span text:style-name="T1">sordo</text:span> is a hard-of-hearing man, “very learned in humane letters”—a doddering old university professor, or perhaps a street sage. The piece mocks his impairment while contrasting true faith with the book learning of this would-be humanistic scholar. But the biggest laughs come at the expense of the friar, as the deaf man mishears his rote teaching formulas in increasingly absurd ways.</text:p>
      <text:p text:style-name="Text_20_body">(insert poem example 6)</text:p>
      <text:p text:style-name="Text_20_body">The piece begins with soloist and chorus gleefully crying “On with the deaf man!” rather like a bunch of high-school bullies, telling everyone to speak up so he can hear. When the catechist and the <text:span text:style-name="T1">sordo</text:span> enter, Ruiz illustrates their inability to understand each other with contrasting styles. The deaf man’s musical speech is abrupt, uncouth, and loud, fitting with the friar’s mockery of the deaf man’s unmodulated voice (music example 5). The deaf man bursts on the scene with a scale from the top of his register to the bottom (F<text:span text:style-name="T3">4</text:span> to G<text:span text:style-name="T3">3</text:span>). The descent across the registers or <text:span text:style-name="T1">passaggi</text:span> of the voice would encourage the singer to bawl the phrases in a coarse tone of voice, so that ironically, a character who cannot hear is marked for the audience by the sound he makes.</text:p>
      <text:p text:style-name="Text_20_body">(insert music example 5)</text:p>
      <text:p text:style-name="Text_20_body">Unlike in Padilla’s villancico, here the deaf man has a lesson of his own to teach. He may not be able to hear well but he has come with love to adore the Christ-child. Acting as a kind of holy fool, and echoing Covarrubias’s definition of deafness, he reminds everyone within the sound of his voice that the truly deaf are “those who neither listen nor understand the sound.”</text:p>
      <text:p text:style-name="Text_20_body">In the parodied catechism lesson presented in the coplas, the friar quizzes his pupil on the same key doctrines of Christmas emphasized by contemporary theological writers both <text:soft-page-break/>scholastic and pastoral.<text:note text:id="ftn96" text:note-class="footnote"><text:note-citation>96</text:note-citation><text:note-body><text:p text:style-name="Footnote">See chapter <text:span text:style-name="T2">??</text:span> for a discussion of such classic tropes of Christmas preaching in villancicos. </text:p></text:note-body></text:note> Tell, <text:span text:style-name="T1">sordo</text:span>, he asks, how did God fulfill his word to the prophet-king David? What motivated Christ to become incarnate? But the deaf man mishears every statement: he mistakes <text:span text:style-name="T1">sordo</text:span> for <text:span text:style-name="T1">gordo</text:span> (chubby), and hears <text:span text:style-name="T1">profeta</text:span> (prophet) as <text:span text:style-name="T1">estafeta</text:span> (mailman).</text:p>
      <text:p text:style-name="Text_20_body">His supposed learning in the humanities leads only to confusion. When the friar says <text:span text:style-name="T1">el portal es nuestro alivio</text:span> (the stable is our remedy), the deaf man thinks he is citing <text:span text:style-name="T1">Tito Libio</text:span>. Since the catechist has just been lauding the <text:span text:style-name="T1">bailes</text:span> (dances) of Christmas, the humanist is puzzled: he has read the Classical historian Livy, he says, but Livy doesn’t say anything about <text:span text:style-name="T1">frailes</text:span> (friars).</text:p>
      <text:p text:style-name="Text_20_body">Hearing that the child Jesus is shivering with cold, the deaf man suggests he drink hot chocolate. The friar reassures him, “the Queen”—the Virgin Mary—is keeping the child bundled, such that he glows (<text:span text:style-name="T1">arde</text:span>) with warmth. The deaf man now seems to feel that at last he has figured out what they are talking about, and sums up with satisfaction, <text:span text:style-name="T1">Esta es, por la mañana y tarde, la Reina de las bebidas</text:span> (Chocolate is, morning and evening, the Queen of beverages).</text:p>
      <text:p text:style-name="Text_20_body">We can imagine that Ruiz’s deaf man would invite the sympathies of listeners. He is an earthy, common character, keenly aware of the chill, as many older men are. The deaf man even explicitly asks not to be mocked: since he cannot hear the nine choirs of Christmas angels, he asks them to “sing out loudly”—“as long as they don’t say anything bad about me.” </text:p>
      <text:p text:style-name="Text_20_body">The deaf man’s bumbling but endearing statements contrast strikingly with the friar’s abstract theology and clichéd poetic language. The characters represent contrasting types of learning: the churchman who repeats the same teaching points in every catechism class, versus an ersatz humanist who has read Livy and perhaps Ovid but may not understand them at all. <text:soft-page-break/>Ruiz’s hard-of-hearing humanities scholar demonstrates a central tenet of Reformation-era Catholicism: that Classical learning alone is not enough to understand Christianity.<text:note text:id="ftn97" text:note-class="footnote"><text:note-citation>97</text:note-citation><text:note-body><text:p text:style-name="Footnote">Desiderius Erasmus, <text:span text:style-name="T1">The Essential Erasmus</text:span>, ed. John P. Dolan (New York: Meridian, 1993), 206: “Erasmus perceived in the paganistic trends of the Renaissance a greater threat to religion than the theological squabbles he was so reluctant to participate in.”</text:p></text:note-body></text:note> What the man lacks in knowledge, though, he makes up in heartfelt devotion, doting on the baby Jesus.</text:p>
      <text:p text:style-name="Text_20_body">On the balance, though, the piece still uses deafness as a negative symbol. When the chorus sings that “the deaf are those who neither listen nor understand the sound,” they use the term <text:span text:style-name="T1">son</text:span>, which the dictionary of Covarrubias defines as a kind of dance. Indeed, this villancico features a distinctive harmonic and rhythmic pattern with alternating ternary and sesquialtera groupings, which are most clear on the phrase <text:span text:style-name="T1">los que no escuchan ni entienden el son</text:span> (music example 6). This pattern bears a close resemblance to dance forms known as <text:span text:style-name="T1">son</text:span> today—most obviously, the Mexican <text:span text:style-name="T1">huarache</text:span> familiar from the song “America” in Leonard Bernstein’s <text:span text:style-name="T1">West Side Story</text:span>.<text:note text:id="ftn98" text:note-class="footnote"><text:note-citation>98</text:note-citation><text:note-body><text:p text:style-name="Footnote"><text:span text:style-name="T1">Grove Music Online</text:span>, s. v. <text:span text:style-name="T1">huarache</text:span>; Elizabeth A. Wells, <text:span text:style-name="T1">West Side Story: Cultural Perspectives on an American Musical</text:span> (Lanham, MD: Scarecrow Press, 2011).</text:p></text:note-body></text:note> Just as in the contests of the senses, then, music is the paradigm of faithful hearing; those who can’t pick up the tune, spiritually speaking, are the truly deaf.</text:p>
      <text:p text:style-name="Text_20_body">(insert music example 6) )</text:p>
      <text:p text:style-name="Text_20_body">Where did this theology of hearing leave actual people with hearing disabilities? At the same time as these caricatures of the deaf were performed, the Spanish churchman Juan Pablo Bonet was laying the foundations of modern deaf education.<text:note text:id="ftn99" text:note-class="footnote"><text:note-citation>99</text:note-citation><text:note-body><text:p text:style-name="Footnote">Juan Pablo Bonet, <text:span text:style-name="T1">Reduction de las letras y Arte para enseñar a ablar a los mudos</text:span> (Madrid, 1620), cited and discussed in Susan Plann, <text:span text:style-name="T1">A Silent Minority: Deaf Education in Spain, 1550–1835</text:span> (Berkeley, CA: University of California Press, 1997).</text:p></text:note-body></text:note> These villancicos, though, do not offer much hope for actual people with disabilities. While Calderón’s Judaism heard Faith without faith, the deaf men in villancicos cannot even hear Faith to begin with.</text:p>
      <text:p text:style-name="Text_20_body">Whether these pieces accomplished anything more than amusing hearers by reinforcing their prejudices is a question that haunts the whole repertoire of Spanish devotional music—and one that should give modern performers pause before reviving some villancicos.<text:note text:id="ftn100" text:note-class="footnote"><text:note-citation>100</text:note-citation><text:note-body><text:p text:style-name="Footnote">Cashner, <text:span text:style-name="T1">Villancicos About Music</text:span>, 7.</text:p></text:note-body></text:note> This problem is especially vexing in the “ethnic” villancicos, which represent Africans and other non-Castilian groups through caricatured deformations of speech and <text:soft-page-break/>music.<text:note text:id="ftn101" text:note-class="footnote"><text:note-citation>101</text:note-citation><text:note-body><text:p text:style-name="Footnote">Geoffrey Baker, “The ‘Ethnic Villancico’ and Racial Politics in 17th-Century Mexico,” in <text:span text:style-name="T1">Devotional Music in the Iberian World, 1450–1800: The Villancico and Related Genres</text:span>, ed. Tess Knighton and Álvaro Torrente (Aldershot, UK: Ashgate, 2007), 399–408; Geoffrey Baker, “Latin American Baroque: Performance as a Post-Colonial Act?” <text:span text:style-name="T1">Early Music</text:span> 3, no. 36 (2008): 441–48.</text:p></text:note-body></text:note> These pieces appear to welcome people from the margins of society to Christ’s stable, or around his altar, and thereby raise their status; but the stereotyped representation actually reinforces their position at the bottom of the social hierarchy. </text:p>
      <text:h text:style-name="Heading_20_3" text:outline-level="3">Failures of Faithful Hearing</text:h>
      <text:p text:style-name="First_20_paragraph">These villancicos depict failures of faithful hearing as a call for disciplined listening. The villancicos of the deaf fit in with a characteristic tendency of Roman Catholics after Trent to critique the poor level of theological knowledge among the lay people and the low quality of teaching among the clergy.<text:note text:id="ftn102" text:note-class="footnote"><text:note-citation>102</text:note-citation><text:note-body><text:p text:style-name="Footnote">Kamen, <text:span text:style-name="T1">Early Modern European Society</text:span>, 56–57.</text:p></text:note-body></text:note> In the vernacular catechism discussed at the beginning of this chapter, the Augustinian friar Antonio de Azevedo describes real-life scenes of failed catechesis:</text:p>
      <text:p text:style-name="P1">Some will say that the doctrine of the gospel has already been taught everywhere or almost everywhere (I am speaking of our Spain), and we concede; but there are so many parts that so badly lack anyone who could teach matters of faith, that indeed it is a shame to see it happen in many parts of Spain, and particularly in the mountains, where there are many so unlettered [<text:span text:style-name="T1">bozales</text:span>] in the matters of faith, that if you would ask them, how many are the persons of the Holy Trinity, some would say that they are seven, and others, fifteen; and others say about twenty—of this I am a good witness.</text:p>
      <text:p text:style-name="P1">And a principal friar of my order, I’ve heard that once he was asking a woman how many [persons in the Trinity] there were, and she said, “Fifteen.” And he said, “<text:span text:style-name="T1">Ay</text:span>, is that really your answer?” And then she wanted to correct herself, and she said, “<text:span text:style-name="T1">Ay Señor</text:span>, I think I was wrong—I’ll say there are five hundred.”<text:note text:id="ftn103" text:note-class="footnote"><text:note-citation>103</text:note-citation><text:note-body><text:p text:style-name="Footnote">Azevedo, <text:span text:style-name="T1">Catecismo</text:span>, 26: “Diran, o que ya ay dotrina del Euangelio en todas partes, o casi todas (hablo de nuestra España) concedamoslo: Pero ay tanta falta en muchas, de quien enseñe las cosas de la fe; que cierto que es lastima, verlo que en muchas partes de España, y particularmente en montañas passa: a do estan muchos tan boçales en las cosas de la fe, que si les preguntays, quantas son las personas de la Santissima Trinidad, vnos dizen que son siete otros que quinze; y otros veynte desatinos, de los quales yo soy buen testigo. Y a un frayle principal de mi orden le oy, que preguntando el a vna muger, quantas eran, que dixo ella que quinze, y diziendole el ay, y esso aueys de dezir? y ella se quiso emendar, y dixo ay Señor, digo mi culpa, digo que son quinientas.”</text:p></text:note-body></text:note></text:p>
      <text:p text:style-name="First_20_paragraph">Azevedo sees no humor in this lack of religious knowledge; and he faults not the <text:soft-page-break/>illiterate laypeople but the friars and clergy who have failed to teach the basics of faith in a plain way, as Azevedo himself endeavors to do in his book:</text:p>
      <text:p text:style-name="P1">It is a shame to see the ignorance that there is in many, in things of such importance […]. Because even though the religious orders and those who preach do declare the gospel, they do not explain the ABCs [<text:span text:style-name="T1">b, a, ba</text:span>] of Christianity; they do not want to deal with giving milk because this is the task of mothers, those lordly Curates or Orators, who are responsible for this task, and what I have described is their fault.<text:note text:id="ftn104" text:note-class="footnote"><text:note-citation>104</text:note-citation><text:note-body><text:p text:style-name="Footnote">Ibid., 27: “Es lastima ver la ignorancia que ay en muchos, en cosas de tanta importancia: Y preguntados algunos qual de las tres personas encarno, el vno dize, que el Padre otros que el Espiritu Santo: y en muy buenos pueblos lo he oydo yo, hartas vezes con mis oydos; porque dado los religiosos y los que predican declaren el Euangelio, no tratan del b,a ba de cristiandad, no tratan de dar leche porque esse es officio de madres, de los señores Curas, o Retores, a cuyo cargo esta esso; y cuya culpa es lo dicho.”</text:p></text:note-body></text:note></text:p>
      <text:p text:style-name="First_20_paragraph">The friars of Padilla’s and Ruiz’s villancicos seem to fit with Azevedo’s description of “lordly orators” who delight in lofty language and fail to adapt their disciples’ capacity, rather than motherly teachers who spell out the fundamentals of Christian faith. Both pieces illustrate the difference in language and understanding through appropriate contrasts of musical style.</text:p>
      <text:p text:style-name="Text_20_body">What does it mean, then, that this music invites hearers to laugh at the Church’s incompetent teachers? After all, the friars are caricatured just as much as the deaf men are. Padilla’s piece was performed at the epicenter of religious reform in the New World, and Ruíz’s piece may have been heard by the royal defender of the faith Charles II. The function of villancicos must be more complex than the imposition of dogma. Few villancicos of the seventeenth century would satisfy Azevedo’s call to teach the “<text:span text:style-name="T1">b, a, ba</text:span> of Christianity.” As the severity of the years after Trent gave way to Baroque aesthetics that valued more elaborate forms of expression, even the comic villancicos involved learned plays of language and music, like the Classical references in Ruiz’s poetic text, or the play on modal cadences and black notation of Padilla’s music. Composers of villancicos in the seventeenth century seem to have followed an ideal closer to Kircher’s Jesuit ideal of affectively powerful sacred music attuned to the varying desires of a broad audience. The depictions of imperfect hearing in the villancicos <text:soft-page-break/>of the deaf, in fact, depended on the attention of listeners with well-trained ears.</text:p>
      <text:h text:style-name="Heading_20_4" text:outline-level="4">“Make a Hedge around Your Ears”</text:h>
      <text:p text:style-name="First_20_paragraph">To understand the role of villancicos in the dynamics of hearing and faith, then, we must consider these performative texts as more than just one-way transmissions of religious teaching from the Church to listening worshipers. The creators of these pieces seem to expect listeners to be active, attentive, and intelligent. Indeed, Catholic listeners in this period had to pay attention, because as multiple examples have demonstrated, hearing was “the sense most easily deceived” and Catholics were not expected to believe everything they heard. Hearing with faith meant questioning anything that contradicted true faith and accepting the true faith even when it contradicted the senses.</text:p>
      <text:p text:style-name="Text_20_body">It is clear from a rare listener’s account of a villancico that not everyone felt adequately trained to appreciate this music. The chronicler of a Zaragoza festival in 1724 praises the performance by the musicians of the city’s two principal churches, El Pilar and La Seo, leaning heavily on a stock vocabulary for musical encomium:</text:p>
      <text:p text:style-name="P1">During the whole event, the senses were enchanted with an imponderable spell by the sweet, solemn, and sonorous harmony, with which the two chapels, united to this end by the chapter, officiated the Mass, and since in the short time that was given to their Masters for composition, it was necessary that they employed, in competition, the most exquisite skill [<text:span text:style-name="T1">primor</text:span>] of the art, which should be credited mutually to the virtuosity [<text:span text:style-name="T1">destreza</text:span>] of the voices and the well-adjusted management of the instruments. Each Master set to music one of the following villancicos [included in the chronicle], which were part of the design of the chapter’s order.</text:p>
      <text:p text:style-name="First_20_paragraph"><text:soft-page-break/>“The two villancicos were sung nobly, and were heard with pleasure,” he writes, but, truth be told, “it would have been even better, if every ear was intelligent in points of consonance.”<text:note text:id="ftn105" text:note-class="footnote"><text:note-citation>105</text:note-citation><text:note-body><text:p text:style-name="Footnote"><text:span text:style-name="T1">Relacion historica, y panegyrica de las fiestas, qve la civdad de Zaragoza dispvso, con motivo del decreto, en qve la Santidad de Inocencio XIII. concediò para todo este Arzobispadio, el OFICIO proprio de la APARICION de Nuestra Señora del PILAR, en el de la Dedicacion de los dos Santos Templos del Salvador, y del Pilar </text:span>(Zaragoza: Ayuntamiento de Zaragoza, 1990), 97: “Todo el rato que durò la Funcion, tuvo en imponderable embeleso à los sentidos, la dulce, grave, y sonora harmonìa, con que oficiaron la Missa las dos Capillas, unidas à este fin por el Cabildo, y prevenidas de que en el corto plazo que se diò à sus Maestros para la composicion, havia de emplearse, à competencia, el primor mas exquisito del Arte, que acreditasse mutuamente la destreza de las vozes, con el ajustado manejo de los instrumentos. Cada Maestro puso en musica uno de los Villancicos siguientes, que fueron parte del desempeño de la orden del Cabildo: los dos se cantaron con gala, y se oyeron con gusto; pero aun huviera sido mayor, si todos los oìdos fuessen inteligentes, en puntos de consonancia.” The language used to describe music reiterates a set of key vocabulary that appears in most of the texts of villancicos about music in this study—<text:span text:style-name="T1">dulce, grave, y sonora armonía</text:span>, <text:span text:style-name="T1">primor</text:span>, <text:span text:style-name="T1">destreza</text:span>, <text:span text:style-name="T1">puntos de consonancia</text:span>.</text:p></text:note-body></text:note></text:p>
      <text:p text:style-name="Text_20_body">Moreover, in the anxious theological climate of early modern Spain, not even an aural-skills course would meet the more pressing demand for spiritual discipline in listening. A moral emblem from 1610 by dictionary author Sebastián de Covarrubias shows two fragile human ears, protected from the four winds by a crown of thorns (figure 2). Its Latin motto, from Ecclesiasticus 28:28, reads, “Make a hedge around your hears with thorns.”<text:note text:id="ftn106" text:note-class="footnote"><text:note-citation>106</text:note-citation><text:note-body><text:p text:style-name="Footnote">Sebastián de Covarrubias Orozco, <text:span text:style-name="T1">Emblemas morales</text:span> (Madrid, 1610), 202: “SEPI AVRES TVAS SPINIS.”</text:p></text:note-body></text:note> In the double explanation of the emblem, first in vernacular poetry, then in prose, readers who contemplated this image and its possible interpretations were advised to shield their ears “from hearing flattery, gossip, lies, and false doctrines; and so that these things will not reach our ears we must put a strong fence around them, and protect it with thorns.”<text:note text:id="ftn107" text:note-class="footnote"><text:note-citation>107</text:note-citation><text:note-body><text:p text:style-name="Footnote">Ibid., 203: “Esse mesmo peligro tienen las orejas, sino las apartamos de oir lisonjas, murmuraciones, mentiras, y falsas dotrinas: y para que no lleguen a nuestros oydos deuemos hecharles van fuerta cerca, y vardarlas con espinas.”</text:p></text:note-body></text:note> “In this life, which is a battle,” he warns, “if you wish to keep yourself safe, take refuge in Christ and his crown.”<text:note text:id="ftn108" text:note-class="footnote"><text:note-citation>108</text:note-citation><text:note-body><text:p text:style-name="Footnote">Ibid., 202: “En esta vida, que es vna milica,/ Si asegurar quisieres tu persona,/ Amparate de Christo, y su corona.”</text:p></text:note-body></text:note></text:p>
      <text:p text:style-name="Text_20_body">(insert figure 2)</text:p>
      <text:p text:style-name="Text_20_body">Spanish devotional music of the seventeenth century appealed to the ears of diverse people at different levels; but it challenged all of them to “temper” their own hearing, as the Segovia villancicos say, lest the Church’s musical proclamation of faith fall on “deaf ears.” The fundamental Tridentine problem, of making faith appeal to hearing by both accommodating the senses and training them, remained a challenge for Catholics, both those who would teach through speech or song and those who would li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Libertinus Math" svg:font-family="'Libertinus Math'" style:font-adornments="Regular" style:font-pitch="variable"/>
    <style:font-face style:name="Libertinus Mono" svg:font-family="'Libertinus Mono'"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in" fo:margin-right="0in" fo:line-height="200%" fo:text-indent="0.5in" style:auto-text-indent="false" style:writing-mode="page"/>
      <style:text-properties style:font-name="Libertinus Math" fo:font-family="'Libertinus Math'" style:font-style-name="Regular" style:font-pitch="variable"/>
    </style:style>
    <style:style style:name="Heading" style:family="paragraph" style:parent-style-name="Standard" style:next-style-name="Text_20_body" style:auto-update="true" style:class="text">
      <style:paragraph-properties fo:margin-left="0in" fo:margin-right="0in" fo:margin-top="0.1665in" fo:margin-bottom="0.0835in" loext:contextual-spacing="false" fo:text-indent="0in" style:auto-text-indent="false" fo:keep-with-next="always" style:writing-mode="page"/>
      <style:text-properties fo:font-size="14pt"/>
    </style:style>
    <style:style style:name="Text_20_body" style:display-name="Text body" style:family="paragraph" style:parent-style-name="Standard" style:class="text">
      <style:paragraph-properties fo:margin-top="0in" fo:margin-bottom="0in" loext:contextual-spacing="true" style:writing-mode="pag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writing-mode="pag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style:writing-mode="page"/>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auto-update="true" style:class="html">
      <style:paragraph-properties fo:margin-left="0.5in" fo:margin-right="0.5in" fo:margin-top="0in" fo:margin-bottom="0in" loext:contextual-spacing="false" fo:text-indent="0in" style:auto-text-indent="false" style:writing-mode="page"/>
    </style:style>
    <style:style style:name="Preformatted_20_Text" style:display-name="Preformatted Text" style:family="paragraph" style:parent-style-name="Standard" style:class="html">
      <style:paragraph-properties fo:margin-top="0in" fo:margin-bottom="0in" loext:contextual-spacing="false" style:writing-mode="page"/>
      <style:text-properties style:font-name="Libertinus Mono" fo:font-family="'Libertinus Mono'" style:font-style-name="Regular"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in" fo:margin-right="0in" fo:text-indent="0.5in" style:auto-text-indent="false" text:number-lines="false" text:line-number="0" style:writing-mode="page"/>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paragraph-properties style:writing-mode="page"/>
      <style:text-properties fo:font-style="normal"/>
    </style:style>
    <style:style style:name="Author" style:family="paragraph" style:parent-style-name="Standard" style:next-style-name="Date" style:master-page-name="">
      <style:paragraph-properties fo:margin-left="0in" fo:margin-right="0in" fo:text-indent="0in" style:auto-text-indent="false" style:page-number="auto" style:writing-mode="page"/>
      <style:text-properties fo:font-style="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left="0in" fo:margin-right="0in" fo:text-indent="0.5in" style:auto-text-indent="false" style:writing-mode="page"/>
    </style:style>
    <style:style style:name="Title" style:family="paragraph" style:parent-style-name="Heading" style:next-style-name="Text_20_body" style:class="chapter">
      <style:paragraph-properties fo:text-align="start" style:justify-single-word="false" style:writing-mode="page"/>
      <style:text-properties fo:font-size="18pt" fo:font-weight="normal" style:font-size-asian="28pt" style:font-weight-asian="bold" style:font-size-complex="28pt" style:font-weight-complex="bold"/>
    </style:style>
    <style:style style:name="Endnote" style:family="paragraph" style:parent-style-name="Standard" style:class="extra">
      <style:paragraph-properties fo:margin-left="0in" fo:margin-right="0in" fo:text-indent="0.5in" style:auto-text-indent="false" text:number-lines="false" text:line-number="0" style:writing-mode="page"/>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text-properties style:font-name="Libertinus Math" fo:font-family="'Libertinus Math'" style:font-style-name="Regular" style:font-pitch="variable" loext:padding="0in" loext:border="none" loext:shadow="none"/>
    </style:style>
    <style:style style:name="Footnote_20_anchor" style:display-name="Footnote anchor" style:family="text">
      <style:text-properties style:text-position="super 58%"/>
    </style:style>
    <style:style style:name="Definition" style:family="text"/>
    <style:style style:name="Endnote_20_Symbol" style:display-name="Endnote Symbol" style:family="text">
      <style:text-properties style:font-name="Libertinus Math" fo:font-family="'Libertinus Math'" style:font-style-name="Regular" style:font-pitch="variable"/>
    </style:style>
    <style:style style:name="Endnote_20_anchor" style:display-name="Endnote anchor" style:family="text">
      <style:text-properties style:text-position="super 58%"/>
    </style:style>
    <text:outline-style style:name="Outline">
      <text:outline-level-style text:level="1" style:num-prefix="Part " style:num-suffix="." style:num-format="">
        <style:list-level-properties text:min-label-distance="0.15in"/>
      </text:outline-level-style>
      <text:outline-level-style text:level="2" style:num-prefix="Chapter " style:num-suffix="."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7</text:page-number><text:s/></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ith, Hearing, and the Power of Music in Devotional Music of the Spanish Empire</dc:title>
    <dc:date>2018-03-20T14:49:36.903184266</dc:date>
    <meta:editing-duration>PT2M44S</meta:editing-duration>
    <meta:editing-cycles>1</meta:editing-cycles>
    <meta:document-statistic meta:table-count="0" meta:image-count="0" meta:object-count="0" meta:page-count="58" meta:paragraph-count="278" meta:word-count="18420" meta:character-count="114128" meta:non-whitespace-character-count="96087"/>
    <meta:generator>LibreOffice/5.4.5.1$Linux_X86_64 LibreOffice_project/40$Build-1</meta:generator>
  </office:meta>
</office:document-meta>
</file>